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21300000C436F5A14BB.wmf" manifest:media-type=""/>
  <manifest:file-entry manifest:full-path="Pictures/200000090000270A00001F20D2BCE644.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font-weight="bold" style:font-weight-asian="bold"/>
    </style:style>
    <style:style style:name="P7" style:family="paragraph" style:parent-style-name="Figure">
      <style:paragraph-properties fo:text-align="start" style:justify-single-word="false"/>
    </style:style>
    <style:style style:name="P8" style:family="paragraph" style:parent-style-name="Figure">
      <style:paragraph-properties fo:text-align="start" style:justify-single-word="false"/>
      <style:text-properties fo:font-weight="bold" style:font-weight-asian="bold"/>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ent-style-name="Code">
      <style:text-properties officeooo:paragraph-rsid="000acf66"/>
    </style:style>
    <style:style style:name="P11" style:family="paragraph" style:parent-style-name="Chapter_20_Title" style:master-page-name="First_20_Page">
      <style:paragraph-properties style:page-number="auto"/>
    </style:style>
    <style:style style:name="P12" style:family="paragraph">
      <style:paragraph-properties fo:margin-top="0in" fo:margin-bottom="0.0835in" style:writing-mode="lr-tb"/>
    </style:style>
    <style:style style:name="P13" style:family="paragraph">
      <style:paragraph-properties fo:margin-top="0in" fo:margin-bottom="0in" style:text-autospace="none" style:writing-mode="lr-tb"/>
    </style:style>
    <style:style style:name="P14" style:family="paragraph">
      <style:paragraph-properties style:writing-mode="lr-tb"/>
    </style:style>
    <style:style style:name="T1" style:family="text">
      <style:text-properties fo:language="en" fo:country="US" officeooo:rsid="000a00b2"/>
    </style:style>
    <style:style style:name="T2" style:family="text">
      <style:text-properties fo:language="en" fo:country="US"/>
    </style:style>
    <style:style style:name="T3" style:family="text">
      <style:text-properties fo:language="en" fo:country="US" officeooo:rsid="000c96ea"/>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letter-spacing="-0.0063in"/>
    </style:style>
    <style:style style:name="T10" style:family="text">
      <style:text-properties fo:font-style="normal" fo:font-weight="bold" style:font-style-asian="normal" style:font-weight-asian="bold"/>
    </style:style>
    <style:style style:name="T11" style:family="text">
      <style:text-properties style:font-name-asian="TheSansMonoConNormal"/>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style:language-asian="en" style:country-asian="US"/>
    </style:style>
    <style:style style:name="T15" style:family="text">
      <style:text-properties fo:language="en" fo:country="US" officeooo:rsid="000a00b2"/>
    </style:style>
    <style:style style:name="T16" style:family="text">
      <style:text-properties fo:language="en" fo:country="US" officeooo:rsid="000c96ea"/>
    </style:style>
    <style:style style:name="T17" style:family="text">
      <style:text-properties style:font-name="Utopia-Italic" style:font-name-complex="Utopia-Italic"/>
    </style:style>
    <style:style style:name="T18" style:family="text">
      <style:text-properties style:font-name="Utopia-Italic" fo:language="en" fo:country="US" style:font-name-complex="Utopia-Italic"/>
    </style:style>
    <style:style style:name="T19" style:family="text">
      <style:text-properties style:font-name="Utopia-Italic" fo:language="en" fo:country="US" fo:font-style="italic" style:font-style-asian="italic" style:font-name-complex="Utopia-Italic" style:font-style-complex="italic"/>
    </style:style>
    <style:style style:name="T20" style:family="text">
      <style:text-properties style:font-name="Utopia-Italic" fo:font-style="italic" style:font-style-asian="italic" style:font-name-complex="Utopia-Italic" style:font-style-complex="italic"/>
    </style:style>
    <style:style style:name="T21" style:family="text">
      <style:text-properties style:font-name="TheSansMonoCondensed-SemiLightI" style:font-name-complex="TheSansMonoCondensed-SemiLightI"/>
    </style:style>
    <style:style style:name="T22" style:family="text">
      <style:text-properties style:font-name="Utopia-Bold" fo:language="en" fo:country="US" style:font-name-complex="Utopia-Bold"/>
    </style:style>
    <style:style style:name="T23" style:family="text">
      <style:text-properties style:font-name="TheSansMonoCondensed-Bold" fo:language="en" fo:country="US" style:font-name-complex="TheSansMonoCondensed-Bold"/>
    </style:style>
    <style:style style:name="T24" style:family="text">
      <style:text-properties fo:font-size="10pt" fo:language="en" fo:country="US" style:font-size-asian="10pt"/>
    </style:style>
    <style:style style:name="T25" style:family="text">
      <style:text-properties officeooo:rsid="000acf66"/>
    </style:style>
    <style:style style:name="T2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7"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28"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29"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2588512" text:id="ct112588512">
          <text:insertion>
            <office:change-info>
              <dc:creator>Ray Lischner</dc:creator>
              <dc:date>2013-10-26T13:45:00</dc:date>
            </office:change-info>
          </text:insertion>
        </text:changed-region>
        <text:changed-region xml:id="ct103288480" text:id="ct103288480">
          <text:deletion>
            <office:change-info>
              <dc:creator>Ray Lischner</dc:creator>
              <dc:date>2013-10-26T13:45:00</dc:date>
            </office:change-info>
            <text:p text:style-name="Text_20_body">
<text:span text:style-name="T1">exception</text:span>
</text:p>
          </text:deletion>
        </text:changed-region>
        <text:changed-region xml:id="ct112683184" text:id="ct112683184">
          <text:deletion>
            <office:change-info>
              <dc:creator>Ray Lischner</dc:creator>
              <dc:date>2013-10-26T13:45:00</dc:date>
            </office:change-info>
            <text:p text:style-name="Text_20_body">
<text:span text:style-name="T2">copied</text:span>
</text:p>
          </text:deletion>
        </text:changed-region>
        <text:changed-region xml:id="ct112682528" text:id="ct112682528">
          <text:insertion>
            <office:change-info>
              <dc:creator>Ray Lischner</dc:creator>
              <dc:date>2013-10-26T13:45:00</dc:date>
            </office:change-info>
          </text:insertion>
        </text:changed-region>
        <text:changed-region xml:id="ct77375344" text:id="ct77375344">
          <text:deletion>
            <office:change-info>
              <dc:creator>Ray Lischner</dc:creator>
              <dc:date>2013-10-26T13:45:00</dc:date>
            </office:change-info>
            <text:p text:style-name="Text_20_body">
<text:span text:style-name="T2">to</text:span>
</text:p>
          </text:deletion>
        </text:changed-region>
        <text:changed-region xml:id="ct110516896" text:id="ct110516896">
          <text:insertion>
            <office:change-info>
              <dc:creator>Ray Lischner</dc:creator>
              <dc:date>2013-10-26T13:45:00</dc:date>
            </office:change-info>
          </text:insertion>
        </text:changed-region>
        <text:changed-region xml:id="ct110517856" text:id="ct110517856">
          <text:deletion>
            <office:change-info>
              <dc:creator>Ray Lischner</dc:creator>
              <dc:date>2013-10-26T13:45:00</dc:date>
            </office:change-info>
            <text:p text:style-name="Text_20_body">
<text:span text:style-name="T2">handler</text:span>
</text:p>
          </text:deletion>
        </text:changed-region>
        <text:changed-region xml:id="ct112732336" text:id="ct112732336">
          <text:insertion>
            <office:change-info>
              <dc:creator>Ray Lischner</dc:creator>
              <dc:date>2013-10-26T13:45:00</dc:date>
            </office:change-info>
          </text:insertion>
        </text:changed-region>
        <text:changed-region xml:id="ct77632416" text:id="ct77632416">
          <text:insertion>
            <office:change-info>
              <dc:creator>Ray Lischner</dc:creator>
              <dc:date>2013-10-26T13:45:00</dc:date>
            </office:change-info>
          </text:insertion>
        </text:changed-region>
        <text:changed-region xml:id="ct112729168" text:id="ct112729168">
          <text:deletion>
            <office:change-info>
              <dc:creator>Ray Lischner</dc:creator>
              <dc:date>2013-10-26T13:45:00</dc:date>
            </office:change-info>
            <text:p text:style-name="Text_20_body">
<text:span text:style-name="T2">,</text:span>
</text:p>
          </text:deletion>
        </text:changed-region>
        <text:changed-region xml:id="ct112961376" text:id="ct112961376">
          <text:deletion>
            <office:change-info>
              <dc:creator>Ray Lischner</dc:creator>
              <dc:date>2013-10-26T13:45:00</dc:date>
            </office:change-info>
            <text:p text:style-name="Text_20_body">
<text:span text:style-name="T2">or t</text:span>
</text:p>
          </text:deletion>
        </text:changed-region>
        <text:changed-region xml:id="ct112977744" text:id="ct112977744">
          <text:insertion>
            <office:change-info>
              <dc:creator>Ray Lischner</dc:creator>
              <dc:date>2013-10-26T13:45:00</dc:date>
            </office:change-info>
          </text:insertion>
        </text:changed-region>
        <text:changed-region xml:id="ct112961952" text:id="ct112961952">
          <text:deletion>
            <office:change-info>
              <dc:creator>Ray Lischner</dc:creator>
              <dc:date>2013-10-26T13:45:00</dc:date>
            </office:change-info>
            <text:p text:style-name="Text_20_body">
<text:span text:style-name="T2">can be</text:span>
</text:p>
          </text:deletion>
        </text:changed-region>
        <text:changed-region xml:id="ct110516576" text:id="ct110516576">
          <text:insertion>
            <office:change-info>
              <dc:creator>Ray Lischner</dc:creator>
              <dc:date>2013-10-26T13:45:00</dc:date>
            </office:change-info>
          </text:insertion>
        </text:changed-region>
        <text:changed-region xml:id="ct112700944" text:id="ct112700944">
          <text:deletion>
            <office:change-info>
              <dc:creator>Ray Lischner</dc:creator>
              <dc:date>2013-10-26T13:46:00</dc:date>
            </office:change-info>
            <text:p text:style-name="Text_20_body">
<text:span text:style-name="T2">sometimes saves you one extra copy of</text:span>
</text:p>
          </text:deletion>
        </text:changed-region>
        <text:changed-region xml:id="ct112967456" text:id="ct112967456">
          <text:insertion>
            <office:change-info>
              <dc:creator>Ray Lischner</dc:creator>
              <dc:date>2013-10-26T13:46:00</dc:date>
            </office:change-info>
          </text:insertion>
        </text:changed-region>
        <text:changed-region xml:id="ct112987008" text:id="ct112987008">
          <text:insertion>
            <office:change-info>
              <dc:creator>Ray Lischner</dc:creator>
              <dc:date>2013-10-26T13:46:00</dc:date>
            </office:change-info>
          </text:insertion>
        </text:changed-region>
        <text:changed-region xml:id="ct113457392" text:id="ct113457392">
          <text:insertion>
            <office:change-info>
              <dc:creator>Ray Lischner</dc:creator>
              <dc:date>2013-10-26T13:47:00</dc:date>
            </office:change-info>
          </text:insertion>
        </text:changed-region>
        <text:changed-region xml:id="ct114382224" text:id="ct114382224">
          <text:insertion>
            <office:change-info>
              <dc:creator>Ray Lischner</dc:creator>
              <dc:date>2013-10-26T13:49:00</dc:date>
            </office:change-info>
          </text:insertion>
        </text:changed-region>
        <text:changed-region xml:id="ct114647456" text:id="ct114647456">
          <text:insertion>
            <office:change-info>
              <dc:creator>Ray Lischner</dc:creator>
              <dc:date>2013-10-26T13:50:00</dc:date>
            </office:change-info>
          </text:insertion>
        </text:changed-region>
        <text:changed-region xml:id="ct115113584" text:id="ct115113584">
          <text:deletion>
            <office:change-info>
              <dc:creator>Ray Lischner</dc:creator>
              <dc:date>2013-10-26T13:50:00</dc:date>
            </office:change-info>
            <text:p text:style-name="Text_20_body">
<text:span text:style-name="T3">As a general rule, I do not recommend showing the </text:span>
<text:span text:style-name="Code_20_Inline">
<text:span text:style-name="T3">what()</text:span>
</text:span>
<text:span text:style-name="T3"> string to users. Instead, use the type of the exception object to format a suitable error message, and use the </text:span>
<text:span text:style-name="Code_20_Inline">
<text:span text:style-name="T3">what()</text:span>
</text:span>
<text:span text:style-name="T3"> string merely to add additional information, such as a file name. Unfortunately, C++ lacks a universal convention for exception messages, and different libraries use </text:span>
<text:span text:style-name="Code_20_Inline">
<text:span text:style-name="T3">what()</text:span>
</text:span>
<text:span text:style-name="T3"> strings differently</text:span>
</text:p>
          </text:deletion>
        </text:changed-region>
        <text:changed-region xml:id="ct115056320" text:id="ct115056320">
          <text:insertion>
            <office:change-info>
              <dc:creator>Ray Lischner</dc:creator>
              <dc:date>2013-10-26T13:50:00</dc:date>
            </office:change-info>
          </text:insertion>
        </text:changed-region>
        <text:changed-region xml:id="ct115159952" text:id="ct115159952">
          <text:insertion>
            <office:change-info>
              <dc:creator>Ray Lischner</dc:creator>
              <dc:date>2013-10-26T13:51:00</dc:date>
            </office:change-info>
          </text:insertion>
        </text:changed-region>
        <text:changed-region xml:id="ct115135360" text:id="ct115135360">
          <text:deletion>
            <office:change-info>
              <dc:creator>Ray Lischner</dc:creator>
              <dc:date>2013-10-26T13:51:00</dc:date>
            </office:change-info>
            <text:p text:style-name="Text_20_body">
<text:span text:style-name="T3">A better solution would be to write an explicit </text:span>
</text:p>
          </text:deletion>
        </text:changed-region>
        <text:changed-region xml:id="ct114656864" text:id="ct114656864">
          <text:deletion>
            <office:change-info>
              <dc:creator>Ray Lischner</dc:creator>
              <dc:date>2013-10-26T13:51:00</dc:date>
            </office:change-info>
            <text:p text:style-name="Text_20_body">
<text:span text:style-name="T2">r</text:span>
</text:p>
          </text:deletion>
        </text:changed-region>
        <text:changed-region xml:id="ct114388448" text:id="ct114388448">
          <text:deletion>
            <office:change-info>
              <dc:creator>Ray Lischner</dc:creator>
              <dc:date>2013-10-26T13:51:00</dc:date>
            </office:change-info>
            <text:p text:style-name="Text_20_body">
<text:span text:style-name="T2">to catch </text:span>
</text:p>
          </text:deletion>
        </text:changed-region>
        <text:changed-region xml:id="ct115203248" text:id="ct115203248">
          <text:insertion>
            <office:change-info>
              <dc:creator>Ray Lischner</dc:creator>
              <dc:date>2013-10-26T13:51:00</dc:date>
            </office:change-info>
          </text:insertion>
        </text:changed-region>
        <text:changed-region xml:id="ct115153040" text:id="ct115153040">
          <text:insertion>
            <office:change-info>
              <dc:creator>Ray Lischner</dc:creator>
              <dc:date>2013-10-26T13:51:00</dc:date>
            </office:change-info>
          </text:insertion>
        </text:changed-region>
        <text:changed-region xml:id="ct117346912" text:id="ct117346912">
          <text:deletion>
            <office:change-info>
              <dc:creator>Ray Lischner</dc:creator>
              <dc:date>2013-10-26T13:57:00</dc:date>
            </office:change-info>
            <text:p text:style-name="Body_20_Text_20_First">different </text:p>
          </text:deletion>
        </text:changed-region>
        <text:changed-region xml:id="ct109748528" text:id="ct109748528">
          <text:deletion>
            <office:change-info>
              <dc:creator>Ray Lischner</dc:creator>
              <dc:date>2013-10-26T13:59:00</dc:date>
            </office:change-info>
            <text:p text:style-name="Code"/>
            <text:p text:style-name="Code"/>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ceptions<text:span text:style-name="Comment_20_Reference"><text:span text:style-name="T7"><office:annotation><dc:creator>Fabio Claudio Ferracchiati</dc:creator><dc:date>2013-10-08T15:25:00</dc:date><text:p text:style-name="P12"><text:span text:style-name="T26">Very good chapter, accurate and well written. The code is ok.</text:span></text:p></office:annotation></text:span></text:span></text:p>
      <text:p text:style-name="Body_20_Text_20_First"><text:span text:style-name="T9">Y</text:span>ou may have been dismayed by the lack of error checking and error handling in the Explorations so far. That’s about to change. C++, like most modern programming languages, supports exceptions as a way to jump out of the normal flow of control in response to an error or other exceptional condition. This Exploration introduces exceptions: how to throw them, how to catch them, when the language and library use them, and when and how you should use them.</text:p>
      <text:h text:style-name="Heading_20_1" text:outline-level="1">Introducing Exceptions</text:h>
      <text:p text:style-name="Body_20_Text_20_First">Exploration 9 introduced <text:span text:style-name="Code_20_Inline">vector</text:span>’s <text:span text:style-name="Code_20_Inline">at</text:span> member function, which retrieves a vector element at a particular index. At the time, I wrote that most programs you read would use square brackets instead. Now is a good time to examine the difference between square brackets and the <text:span text:style-name="Code_20_Inline">at</text:span> function. First, take a look at two programs. Listing 45-1 shows a simple program that uses a vector.</text:p>
      <text:p text:style-name="Code_20_Caption"><text:span text:style-name="T10">Listing 45-1.</text:span> Accessing an Element of a Vector</text:p>
      <text:p text:style-name="Code">#include &lt;iostream&gt;</text:p>
      <text:p text:style-name="Code">#include &lt;vector&gt;</text:p>
      <text:p text:style-name="Code"/>
      <text:p text:style-name="Code">int main()</text:p>
      <text:p text:style-name="Code">{</text:p>
      <text:p text:style-name="Code"><text:span text:style-name="T11"><text:s text:c="2"/></text:span>std::vector&lt;int&gt; data{ 10, 20 };</text:p>
      <text:p text:style-name="P6"><text:span text:style-name="T11"><text:s text:c="2"/></text:span>data.at(5) = 0;</text:p>
      <text:p text:style-name="Code"><text:span text:style-name="T11"><text:s text:c="2"/></text:span>std::cout &lt;&lt; data.at(5) &lt;&lt; '\n';</text:p>
      <text:p text:style-name="Code">}</text:p>
      <text:p text:style-name="P5">What do you expect to happen when you run this program?</text:p>
      <text:p text:style-name="Unnumbered_20_List">_____________________________________________________________</text:p>
      <text:p text:style-name="Text_20_body">
<text:span text:style-name="T2">Try it. </text:span>
<text:span text:style-name="T13">What actually happens?</text:span>
</text:p>
      <text:p text:style-name="Unnumbered_20_List">_____________________________________________________________</text:p>
      <text:p text:style-name="Text_20_body">
<text:soft-page-break/>
<text:span text:style-name="T2">The vector index, 5, is out of bounds. The only valid indices for </text:span>
<text:span text:style-name="Code_20_Inline">
<text:span text:style-name="T2">data</text:span>
</text:span>
<text:span text:style-name="T2"> are 0 and 1, so it’s no wonder that the program terminates with a nastygram. Now consider the program in Listing 45-2.</text:span>
</text:p>
      <text:p text:style-name="Code_20_Caption"><text:span text:style-name="T10">Listing 45-2.</text:span> A Bad Way to Access an Element of a Vector</text:p>
      <text:p text:style-name="Code">#include &lt;iostream&gt;</text:p>
      <text:p text:style-name="Code">#include &lt;vector&gt;</text:p>
      <text:p text:style-name="Code"/>
      <text:p text:style-name="Code">int main()</text:p>
      <text:p text:style-name="Code">{</text:p>
      <text:p text:style-name="Code"><text:span text:style-name="T11"><text:s text:c="2"/></text:span>std::vector&lt;int&gt; data{ 10, 20 };</text:p>
      <text:p text:style-name="P6"><text:span text:style-name="T11"><text:s text:c="2"/></text:span>data[5] = 0;</text:p>
      <text:p text:style-name="Code"><text:span text:style-name="T11"><text:s text:c="2"/></text:span>std::cout &lt;&lt; data[5] &lt;&lt; '\n';</text:p>
      <text:p text:style-name="Code">}</text:p>
      <text:p text:style-name="P5">What do you expect to happen when you run this program?</text:p>
      <text:p text:style-name="Unnumbered_20_List">_____________________________________________________________</text:p>
      <text:p text:style-name="Text_20_body">
<text:span text:style-name="T2">Try it. </text:span>
<text:span text:style-name="T13">What actually happens?</text:span>
</text:p>
      <text:p text:style-name="Unnumbered_20_List">_____________________________________________________________</text:p>
      <text:p text:style-name="P5">The vector index, 5, is still out of bounds. If you still get a nastygram, you get a different one than before. On the other hand, the program might run to completion without indicating any error. You might find that disturbing, but such is the case of undefined behavior. Anything can happen.</text:p>
      <text:p text:style-name="Text_20_body">
<text:span text:style-name="T2">That, in a nutshell, is the difference between using subscripts (</text:span>
<text:span text:style-name="Code_20_Inline">
<text:span text:style-name="T2">[]</text:span>
</text:span>
<text:span text:style-name="T2">) and the </text:span>
<text:span text:style-name="Code_20_Inline">
<text:span text:style-name="T2">at</text:span>
</text:span>
<text:span text:style-name="T2"> member function. If the index is invalid, the </text:span>
<text:span text:style-name="Code_20_Inline">
<text:span text:style-name="T2">at</text:span>
</text:span>
<text:span text:style-name="T2"> member function causes the program to terminate in a predictable, controlled fashion. You can write additional code and avoid termination, take appropriate actions to clean up prior to termination, or let the program end.</text:span>
</text:p>
      <text:p text:style-name="P5">The subscript operator, on the other hand, results in undefined behavior if the index is invalid. Anything can happen, so you have no control—none whatsoever. If the software is controlling, say, an airplane, then “anything” involves many options that are too unpleasant to imagine. On a typical desktop workstation, a more likely scenario is that the program crashes, which is a good thing because it tells you that something went wrong. The worst possible consequence is that nothing obvious happens, and the program silently uses a garbage value and keeps running.</text:p>
      <text:p text:style-name="Text_20_body">
<text:span text:style-name="T2">The </text:span>
<text:span text:style-name="Code_20_Inline">
<text:span text:style-name="T2">at</text:span>
</text:span>
<text:span text:style-name="T2"> member function, and many other functions, can </text:span>
<text:span text:style-name="Emphasis">
<text:span text:style-name="T18">throw</text:span>
</text:span>
<text:span text:style-name="T19"> </text:span>
<text:span text:style-name="Emphasis">
<text:span text:style-name="T18">exceptions</text:span>
</text:span>
<text:span text:style-name="T2"> to signal an error. When a program throws an exception, the normal, statement-by-statement progression of the program is interrupted. Instead, a special exception-handling system takes control of the program. The standard gives some leeway in how this system actually works, but you can imagine that it forces functions to end and destroys local objects and parameters, although the functions do not return a value to the caller. Instead, functions are forcefully ended, one at a time, and a special code block </text:span>
<text:span text:style-name="Emphasis">
<text:span text:style-name="T18">catches</text:span>
</text:span>
<text:span text:style-name="T2"> the exception. Use the </text:span>
<text:span text:style-name="Code_20_Inline">
<text:span text:style-name="T2">try</text:span>
</text:span>
<text:span text:style-name="T2">-</text:span>
<text:span text:style-name="Code_20_Inline">
<text:span text:style-name="T2">catch</text:span>
</text:span>
<text:span text:style-name="T2"> statement to set up these special code blocks in a program. A </text:span>
<text:span text:style-name="Code_20_Inline">
<text:span text:style-name="T2">catch</text:span>
</text:span>
<text:span text:style-name="T2"> block is also called an </text:span>
<text:span text:style-name="Emphasis">
<text:span text:style-name="T18">exception</text:span>
</text:span>
<text:span text:style-name="T19"> </text:span>
<text:span text:style-name="Emphasis">
<text:span text:style-name="T18">handler</text:span>
</text:span>
<text:span text:style-name="T2">. Normal code execution resumes after the handler finishes its work:</text:span>
</text:p>
      <text:p text:style-name="Code">try {</text:p>
      <text:p text:style-name="Code"><text:span text:style-name="T11"><text:s text:c="2"/></text:span>throw std::runtime_error("oops");</text:p>
      <text:p text:style-name="Code"><text:soft-page-break/>} catch (std::runtime_error const&amp; ex) {</text:p>
      <text:p text:style-name="Code"><text:span text:style-name="T11"><text:s text:c="2"/></text:span>std::cerr &lt;&lt; ex.what() &lt;&lt; '\n';</text:p>
      <text:p text:style-name="Code">}</text:p>
      <text:p text:style-name="Text_20_body">
<text:span text:style-name="T2">When a program throws an exception (with the </text:span>
<text:span text:style-name="Code_20_Inline">
<text:span text:style-name="T2">throw</text:span>
</text:span>
<text:span text:style-name="T2"> keyword), it throws a value, called an exception object, which can be an object of nearly any type. By convention, exception types, such as </text:span>
<text:span text:style-name="Code_20_Inline">
<text:span text:style-name="T2">std::runtime_error</text:span>
</text:span>
<text:span text:style-name="T2">, inherit from the </text:span>
<text:span text:style-name="Code_20_Inline">
<text:span text:style-name="T2">std::exception</text:span>
</text:span>
<text:span text:style-name="T2"> class or one of several subclasses that the standard library provides. Third-party class libraries sometimes introduce their own exception base class.</text:span>
</text:p>
      <text:p text:style-name="P5">An exception handler also has an object declaration, which has a type, and the handler accepts only exception objects of the same type or of a derived type. If no exception handler has a matching type, or if you don’t write any handler at all, the program terminates as happens with Listing 45-1. The remainder of this Exploration examines each aspect of exception handling in detail.</text:p>
      <text:h text:style-name="Heading_20_1" text:outline-level="1">Catching Exceptions</text:h>
      <text:p text:style-name="Body_20_Text_20_First">An exception handler is said to <text:span text:style-name="Emphasis"><text:span text:style-name="T17">catch</text:span></text:span> an exception. Write an exception handler at the end of a <text:span text:style-name="Code_20_Inline">try</text:span>: the <text:span text:style-name="Code_20_Inline">try</text:span> keyword is followed by a compound statement (it must be compound), followed by a series of <text:span text:style-name="Emphasis"><text:span text:style-name="T17">handlers</text:span></text:span>. Each handler starts with a <text:span text:style-name="Code_20_Inline">catch</text:span> keyword, followed by parentheses that enclose the declaration of an exception-handler object. After the parentheses is a compound statement that is the body of the exception handler.</text:p>
      <text:p text:style-name="Text_20_body">
<text:span text:style-name="T2">When the type of the exception object matches the type of the exception-handler object, the handler is deemed a match, and the </text:span>
<text:change-start text:change-id="ct112588512"/>
<text:span text:style-name="T1">handler</text:span>
<text:change-end text:change-id="ct112588512"/>
<text:change text:change-id="ct103288480"/>
<text:span text:style-name="T2"> object is </text:span>
<text:change text:change-id="ct112683184"/>
<text:change-start text:change-id="ct112682528"/>
<text:span text:style-name="T1">initialized</text:span>
<text:change-end text:change-id="ct112682528"/>
<text:span text:style-name="T2"> </text:span>
<text:change text:change-id="ct77375344"/>
<text:change-start text:change-id="ct110516896"/>
<text:span text:style-name="T1">with</text:span>
<text:change-end text:change-id="ct110516896"/>
<text:span text:style-name="T2"> the </text:span>
<text:change text:change-id="ct110517856"/>
<text:change-start text:change-id="ct112732336"/>
<text:span text:style-name="T1">exceptionb</text:span>
<text:change-end text:change-id="ct112732336"/>
<text:span text:style-name="T2"> object</text:span>
<text:change-start text:change-id="ct77632416"/>
<text:span text:style-name="T2">.</text:span>
<text:change-end text:change-id="ct77632416"/>
<text:change text:change-id="ct112729168"/>
<text:span text:style-name="T2"> </text:span>
<text:change text:change-id="ct112961376"/>
<text:change-start text:change-id="ct112977744"/>
<text:span text:style-name="T1">T</text:span>
<text:change-end text:change-id="ct112977744"/>
<text:span text:style-name="T2">he handler declaration </text:span>
<text:change text:change-id="ct112961952"/>
<text:change-start text:change-id="ct110516576"/>
<text:span text:style-name="T1">is usually</text:span>
<text:change-end text:change-id="ct110516576"/>
<text:span text:style-name="T2"> a reference, which </text:span>
<text:change text:change-id="ct112700944"/>
<text:change-start text:change-id="ct112967456"/>
<text:span text:style-name="T1">avoids copying</text:span>
<text:change-end text:change-id="ct112967456"/>
<text:span text:style-name="T2"> the exception object</text:span>
<text:change-start text:change-id="ct112987008"/>
<text:span text:style-name="T2"> </text:span>
<text:span text:style-name="T1">unnecessarily</text:span>
<text:change-end text:change-id="ct112987008"/>
<text:span text:style-name="T2">. Most handlers don’t need to modify the exception object, so the handler declaration is typically a reference to </text:span>
<text:span text:style-name="Code_20_Inline">
<text:span text:style-name="T2">const</text:span>
</text:span>
<text:span text:style-name="T2">. A “match” is when the exception object’s type is the same as the handler’s declared type or a class derived from the handler’s declared type, ignoring whether the handler is </text:span>
<text:span text:style-name="Code_20_Inline">
<text:span text:style-name="T2">const</text:span>
</text:span>
<text:span text:style-name="T2"> or a reference.</text:span>
</text:p>
      <text:p text:style-name="Text_20_body">
<text:span text:style-name="T2">The exception-handling system destroys all objects that it constructed in the </text:span>
<text:span text:style-name="Code_20_Inline">
<text:span text:style-name="T2">try</text:span>
</text:span>
<text:span text:style-name="T2"> part of the statement prior to throwing the exception, then it transfers control to the handler, so the handler’s body runs normally, and control resumes with the statement after the end of the entire </text:span>
<text:span text:style-name="Code_20_Inline">
<text:span text:style-name="T2">try</text:span>
</text:span>
<text:span text:style-name="T2">-</text:span>
<text:span text:style-name="Code_20_Inline">
<text:span text:style-name="T2">catch</text:span>
</text:span>
<text:span text:style-name="T2"> statement; that is, after the statement’s last </text:span>
<text:span text:style-name="Code_20_Inline">
<text:span text:style-name="T2">catch</text:span>
</text:span>
<text:span text:style-name="T2"> handler. The handler types are tried in order, and the first match wins. Thus, you should always list the most specific types first, and base class types later.</text:span>
</text:p>
      <text:p text:style-name="Text_20_body">
<text:span text:style-name="T2">A base class exception handler type matches any exception object of a derived type. To handle all exceptions that the standard library might throw, write the handler to catch </text:span>
<text:span text:style-name="Code_20_Inline">
<text:span text:style-name="T2">std::exception</text:span>
</text:span>
<text:span text:style-name="T2"> (declared in </text:span>
<text:span text:style-name="Code_20_Inline">
<text:span text:style-name="T2">&lt;exception&gt;</text:span>
</text:span>
<text:span text:style-name="T2">), which is the base class for all standard exceptions. Listing 45-3 demonstrates some of the exceptions that the </text:span>
<text:span text:style-name="Code_20_Inline">
<text:span text:style-name="T2">std::string</text:span>
</text:span>
<text:span text:style-name="T2"> class can throw. Try out the program by typing strings of varying length.</text:span>
</text:p>
      <text:p text:style-name="Code_20_Caption"><text:span text:style-name="T10">Listing 45-3.</text:span> Forcing a <text:span text:style-name="Code_20_Inline"><text:span text:style-name="T21">string</text:span></text:span> to Throw Exceptions</text:p>
      <text:p text:style-name="P10">
<text:change-start text:change-id="ct113457392"/>
<text:span text:style-name="T25">#include &lt;cstdlib&gt;</text:span>
</text:p>
      <text:p text:style-name="Code"><text:change-end text:change-id="ct113457392"/>#include &lt;exception&gt;</text:p>
      <text:p text:style-name="Code">#include &lt;iostream&gt;</text:p>
      <text:p text:style-name="Code">#include &lt;stdexcept&gt;</text:p>
      <text:p text:style-name="Code">#include &lt;string&gt;</text:p>
      <text:p text:style-name="Code"/>
      <text:p text:style-name="Code"><text:soft-page-break/>int main()</text:p>
      <text:p text:style-name="Code">{</text:p>
      <text:p text:style-name="Code"><text:span text:style-name="T11"><text:s text:c="2"/></text:span>std::string line{};</text:p>
      <text:p text:style-name="Code"><text:span text:style-name="T11"><text:s text:c="2"/></text:span>while (std::getline(std::cin, line))</text:p>
      <text:p text:style-name="Code"><text:span text:style-name="T11"><text:s text:c="2"/></text:span>{</text:p>
      <text:p text:style-name="Code"><text:span text:style-name="T11"><text:s text:c="4"/></text:span>try</text:p>
      <text:p text:style-name="Code"><text:span text:style-name="T11"><text:s text:c="4"/></text:span>{</text:p>
      <text:p text:style-name="Code"><text:span text:style-name="T11"><text:s text:c="6"/></text:span>line.at(10) = ' '; <text:s text:c="30"/>// can throw out_of_range</text:p>
      <text:p text:style-name="Code"><text:span text:style-name="T11"><text:s text:c="6"/></text:span>if (line.size() &lt; 20)</text:p>
      <text:p text:style-name="Code"><text:span text:style-name="T11"><text:s text:c="9"/></text:span>line.append(line.max_size(), '*'); // can throw length_error</text:p>
      <text:p text:style-name="Code"><text:span text:style-name="T11"><text:s text:c="6"/></text:span>for (std::string::size_type size(line.size());</text:p>
      <text:p text:style-name="Code"><text:span text:style-name="T11"><text:s text:c="11"/></text:span>size &lt; line.max_size();</text:p>
      <text:p text:style-name="Code"><text:span text:style-name="T11"><text:s text:c="11"/></text:span>size = size * 2)</text:p>
      <text:p text:style-name="Code"><text:span text:style-name="T11"><text:s text:c="6"/></text:span>{</text:p>
      <text:p text:style-name="Code"><text:span text:style-name="T11"><text:s text:c="8"/></text:span>line.resize(size); <text:s text:c="28"/>// can throw bad_alloc</text:p>
      <text:p text:style-name="Code"><text:span text:style-name="T11"><text:s text:c="6"/></text:span>}</text:p>
      <text:p text:style-name="Code"><text:span text:style-name="T11"><text:s text:c="6"/></text:span>line.resize(line.max_size()); <text:s text:c="19"/>// can throw bad_alloc</text:p>
      <text:p text:style-name="Code"><text:span text:style-name="T11"><text:s text:c="6"/></text:span>std::cout &lt;&lt; "okay\n";</text:p>
      <text:p text:style-name="Code"><text:span text:style-name="T11"><text:s text:c="4"/></text:span>}</text:p>
      <text:p text:style-name="Code"><text:span text:style-name="T11"><text:s text:c="4"/></text:span>catch (std::out_of_range const&amp; ex)</text:p>
      <text:p text:style-name="Code"><text:span text:style-name="T11"><text:s text:c="4"/></text:span>{</text:p>
      <text:p text:style-name="Code"><text:span text:style-name="T11"><text:s text:c="7"/></text:span>std::cout &lt;&lt; ex.what() &lt;&lt; '\n';</text:p>
      <text:p text:style-name="Code"><text:span text:style-name="T11"><text:s text:c="7"/></text:span>std::cout &lt;&lt; "string index (10) out of range.\n";</text:p>
      <text:p text:style-name="Code"><text:span text:style-name="T11"><text:s text:c="4"/></text:span>}</text:p>
      <text:p text:style-name="Code"><text:span text:style-name="T11"><text:s text:c="4"/></text:span>catch (std::length_error const&amp; ex)</text:p>
      <text:p text:style-name="Code"><text:span text:style-name="T11"><text:s text:c="4"/></text:span>{</text:p>
      <text:p text:style-name="Code"><text:span text:style-name="T11"><text:s text:c="6"/></text:span>std::cout &lt;&lt; ex.what() &lt;&lt; '\n';</text:p>
      <text:p text:style-name="Code"><text:span text:style-name="T11"><text:s text:c="6"/></text:span>std::cout &lt;&lt; "maximum string length (" &lt;&lt; line.max_size() &lt;&lt; ") exceeded.\n";</text:p>
      <text:p text:style-name="Code"><text:span text:style-name="T11"><text:s text:c="4"/></text:span>}</text:p>
      <text:p text:style-name="Code"><text:span text:style-name="T11"><text:s text:c="4"/></text:span>catch (std::exception const&amp; ex)</text:p>
      <text:p text:style-name="Code"><text:span text:style-name="T11"><text:s text:c="4"/></text:span>{</text:p>
      <text:p text:style-name="Code"><text:span text:style-name="T11"><text:s text:c="6"/></text:span>std::cout &lt;&lt; "other exception: " &lt;&lt; ex.what() &lt;&lt; '\n';</text:p>
      <text:p text:style-name="Code"><text:span text:style-name="T11"><text:s text:c="4"/></text:span>}</text:p>
      <text:p text:style-name="Code"><text:span text:style-name="T11"><text:s text:c="4"/></text:span>catch (...)</text:p>
      <text:p text:style-name="Code"><text:span text:style-name="T11"><text:s text:c="4"/></text:span>{</text:p>
      <text:p text:style-name="Code"><text:span text:style-name="T11"><text:s text:c="6"/></text:span>std::cout &lt;&lt; "Unknown exception type. Program terminating.\n";</text:p>
      <text:p text:style-name="Code"><text:span text:style-name="T11"><text:s text:c="6"/></text:span>std::abort();</text:p>
      <text:p text:style-name="Code"><text:span text:style-name="T11"><text:s text:c="4"/></text:span>}</text:p>
      <text:p text:style-name="Code"><text:span text:style-name="T11"><text:s text:c="2"/></text:span>}</text:p>
      <text:p text:style-name="Code">}<text:span text:style-name="Comment_20_Reference"><text:span text:style-name="T8"><office:annotation><dc:creator>Fabio Claudio Ferracchiati</dc:creator><dc:date>2013-10-08T15:22:00</dc:date><text:p text:style-name="P12"><text:span text:style-name="T27">Compiler error:</text:span></text:p><text:p text:style-name="P12"><text:span text:style-name="T27"/></text:p><text:p text:style-name="P13"><text:span text:style-name="T28">$ g++ -o myprog -pedantic -std=c++11 source.cpp</text:span></text:p><text:p text:style-name="P13"><text:span text:style-name="T28">source.cpp: In function ‘int main()’:</text:span></text:p><text:p text:style-name="P13"><text:span text:style-name="T28">source.cpp:42:7: error: ‘abort’ is not a member of ‘std’</text:span></text:p><text:p text:style-name="P13"><text:span text:style-name="T28"><text:s text:c="7"/></text:span><text:span text:style-name="T29">std::abort();</text:span></text:p><text:p text:style-name="P13"><text:span text:style-name="T29"><text:s text:c="7"/></text:span><text:span text:style-name="T29">^</text:span></text:p><text:p text:style-name="P12"><text:span text:style-name="T27"/></text:p></office:annotation></text:span></text:span></text:p>
      <text:p text:style-name="Text_20_body">
<text:span text:style-name="T2">If you type a line that contains ten or fewer characters, the </text:span>
<text:span text:style-name="Code_20_Inline">
<text:span text:style-name="T2">line.at(10)</text:span>
</text:span>
<text:span text:style-name="T2"> expression throws a </text:span>
<text:span text:style-name="Code_20_Inline">
<text:span text:style-name="T2">std::out_of_range</text:span>
</text:span>
<text:span text:style-name="T2"> exception. If the string has more than ten characters, but fewer than 20, the program tries to append the maximum string size repetitions of an asterisk (</text:span>
<text:span text:style-name="Code_20_Inline">
<text:span text:style-name="T2">'*'</text:span>
</text:span>
<text:span text:style-name="T2">), which results in </text:span>
<text:span text:style-name="Code_20_Char">
<text:span text:style-name="T14">std::length_error</text:span>
</text:span>
<text:span text:style-name="T2">. If the initial string is longer than 20 characters, the program tries to increase the string size, using ever-growing sizes. Most likely, the size will eventually exceed available memory, in which case the </text:span>
<text:span text:style-name="Code_20_Inline">
<text:span text:style-name="T2">resize()</text:span>
</text:span>
<text:span text:style-name="T2"> function will throw </text:span>
<text:span text:style-name="Code_20_Inline">
<text:span text:style-name="T2">std::bad_alloc</text:span>
</text:span>
<text:span text:style-name="T2">. If you have lots and lots of memory, the next error situation forces the string size to the limit that </text:span>
<text:span text:style-name="Code_20_Inline">
<text:span text:style-name="T2">string</text:span>
</text:span>
<text:span text:style-name="T2"> supports, and then tries to add another character to the string, which causes the </text:span>
<text:span text:style-name="Code_20_Inline">
<text:span text:style-name="T2">push_back</text:span>
</text:span>
<text:span text:style-name="T2"> function to throw </text:span>
<text:span text:style-name="Code_20_Inline">
<text:span text:style-name="T2">std::length_error</text:span>
</text:span>
<text:span text:style-name="T2">. (The </text:span>
<text:span text:style-name="Code_20_Inline">
<text:span text:style-name="T2">max_size</text:span>
</text:span>
<text:span text:style-name="T2"> member function returns the maximum number of elements that a container, such as </text:span>
<text:span text:style-name="Code_20_Inline">
<text:span text:style-name="T2">std::string</text:span>
</text:span>
<text:span text:style-name="T2">, can contain.)</text:span>
</text:p>
      <text:p text:style-name="Text_20_body">
<text:span text:style-name="T2">The base class handler catches any exceptions that the first two handlers miss; in particular, it catches </text:span>
<text:span text:style-name="Code_20_Inline">
<text:span text:style-name="T2">std::bad_alloc</text:span>
</text:span>
<text:span text:style-name="T2">. The </text:span>
<text:span text:style-name="Code_20_Inline">
<text:span text:style-name="T2">what()</text:span>
</text:span>
<text:span text:style-name="T2"> member function returns a string that describes the exception. The exact contents of the string vary by implementation. </text:span>
<text:change-start text:change-id="ct114382224"/>
<text:span text:style-name="T3">Any non-trivial application should define its own exception classes and hide the standard library exceptions from the user. In particular, the strings returned from </text:span>
<text:soft-page-break/>
<text:span text:style-name="T3">what() are implementation-defined and are </text:span>
<text:change-end text:change-id="ct114382224"/>
<text:change-start text:change-id="ct114647456"/>
<text:span text:style-name="T3">not necessarily helpful</text:span>
<text:change-end text:change-id="ct114647456"/>
<text:change text:change-id="ct115113584"/>
<text:span text:style-name="T2">. </text:span>
<text:change-start text:change-id="ct115056320"/>
<text:span text:style-name="T3">Catching </text:span>
<text:span text:style-name="Code_20_Inline">
<text:span text:style-name="T3">bad_alloc</text:span>
</text:span>
<text:span text:style-name="T3"> is especially tricky because if the system is running out of memory, the application might not have enough memory to save its data prior to shutting down</text:span>
<text:change-end text:change-id="ct115056320"/>
<text:change-start text:change-id="ct115159952"/>
<text:span text:style-name="T3">. You should always </text:span>
<text:change-end text:change-id="ct115159952"/>
<text:change text:change-id="ct115135360"/>
<text:span text:style-name="T2">handle</text:span>
<text:change text:change-id="ct114656864"/>
<text:span text:style-name="T2"> </text:span>
<text:change text:change-id="ct114388448"/>
<text:span text:style-name="Code_20_Inline">
<text:span text:style-name="T2">bad_alloc</text:span>
</text:span>
<text:change-start text:change-id="ct115203248"/>
<text:span text:style-name="T2"> </text:span>
<text:span text:style-name="T3">explicltly</text:span>
<text:change-end text:change-id="ct115203248"/>
<text:span text:style-name="T2">, but I want</text:span>
<text:change-start text:change-id="ct115153040"/>
<text:span text:style-name="T3">ed</text:span>
<text:change-end text:change-id="ct115153040"/>
<text:span text:style-name="T2"> to demonstrate a handler for a base class.</text:span>
</text:p>
      <text:p text:style-name="Text_20_body">
<text:span text:style-name="T2">The final </text:span>
<text:span text:style-name="Code_20_Inline">
<text:span text:style-name="T2">catch</text:span>
</text:span>
<text:span text:style-name="T2"> handler uses an ellipsis (</text:span>
<text:span text:style-name="Code_20_Inline">
<text:span text:style-name="T2">...</text:span>
</text:span>
<text:span text:style-name="T2">) instead of a declaration. This is a catch-all handler that matches any exception. If you use it, it must be last because it matches every exception object, of any type. Because the handler doesn’t know the type of the exception, it has no way to access the exception object. This catch-all handler prints a message and then calls </text:span>
<text:span text:style-name="Code_20_Inline">
<text:span text:style-name="T2">std::abort()</text:span>
</text:span>
<text:span text:style-name="T2"> (declared in </text:span>
<text:span text:style-name="Code_20_Inline">
<text:span text:style-name="T2">&lt;exception&gt;</text:span>
</text:span>
<text:span text:style-name="T2">), which immediately ends the program. Because the </text:span>
<text:span text:style-name="Code_20_Inline">
<text:span text:style-name="T2">std::exception</text:span>
</text:span>
<text:span text:style-name="T2"> catches all standard library exceptions, the final catch-all handler is not really needed, but I wanted to show you how it works.</text:span>
</text:p>
      <text:h text:style-name="Heading_20_1" text:outline-level="1">Throwing Exceptions</text:h>
      <text:p text:style-name="Body_20_Text_20_First">A <text:span text:style-name="Emphasis"><text:span text:style-name="T17">throw</text:span></text:span><text:span text:style-name="T20"> </text:span><text:span text:style-name="Emphasis"><text:span text:style-name="T17">expression</text:span></text:span> throws an exception. The expression consists of the <text:span text:style-name="Code_20_Inline">throw</text:span> keyword followed by an expression, namely, the exception object. The standard exceptions all take a <text:span text:style-name="Code_20_Inline">string</text:span> argument, which becomes the value returned from the <text:span text:style-name="Code_20_Inline">what()</text:span> member function.</text:p>
      <text:p text:style-name="Code">throw std::out_of_range("index out of range");</text:p>
      <text:p text:style-name="P5">The messages that the standard library uses for its own exceptions are implementation-defined, so you cannot rely on them to provide any useful information.</text:p>
      <text:p text:style-name="Text_20_body">
<text:span text:style-name="T2">You can throw an exception anywhere an expression can be used, sort of. The type of a throw expression is </text:span>
<text:span text:style-name="Code_20_Inline">
<text:span text:style-name="T2">void</text:span>
</text:span>
<text:span text:style-name="T2">, which means it has no type. Type </text:span>
<text:span text:style-name="Code_20_Inline">
<text:span text:style-name="T2">void</text:span>
</text:span>
<text:span text:style-name="T2"> is not allowed as an operand for any arithmetic, comparison, etc., operator. Thus, realistically, a </text:span>
<text:span text:style-name="Code_20_Inline">
<text:span text:style-name="T2">throw</text:span>
</text:span>
<text:span text:style-name="T2"> expression is typically used in an expression statement, all by itself.</text:span>
</text:p>
      <text:p text:style-name="Text_20_body">
<text:span text:style-name="T2">You can throw an exception inside a catch handler, which low-level code and libraries often do. You can throw the same exception object or a brand new exception. To rethrow the same object, use the </text:span>
<text:span text:style-name="Code_20_Inline">
<text:span text:style-name="T2">throw</text:span>
</text:span>
<text:span text:style-name="T2"> keyword without any expression.</text:span>
</text:p>
      <text:p text:style-name="Code">catch (std::out_of_range const&amp; ex)</text:p>
      <text:p text:style-name="Code">{</text:p>
      <text:p text:style-name="Code"><text:span text:style-name="T11"><text:s text:c="2"/></text:span>std::cout &lt;&lt; "index out of range\n";</text:p>
      <text:p text:style-name="Code"><text:span text:style-name="T11"><text:s text:c="2"/></text:span>throw;</text:p>
      <text:p text:style-name="Code">}</text:p>
      <text:p text:style-name="P5">A common case for rethrowing an exception is inside a catch-all handler. The catch-all handler performs some important clean-up work, and then propagates the exception so the program can handle it</text:p>
      <text:p text:style-name="Text_20_body">
<text:span text:style-name="T2">If you throw a new exception, the exception-handling system takes over normally. Control leaves the </text:span>
<text:span text:style-name="Code_20_Inline">
<text:span text:style-name="T2">try</text:span>
</text:span>
<text:span text:style-name="T2">-</text:span>
<text:span text:style-name="Code_20_Inline">
<text:span text:style-name="T2">catch</text:span>
</text:span>
<text:span text:style-name="T2"> block immediately, so the same handler cannot catch the new exception.</text:span>
</text:p>
      <text:h text:style-name="Heading_20_1" text:outline-level="1"><text:soft-page-break/>Program Stack</text:h>
      <text:p text:style-name="Body_20_Text_20_First">To understand what happens when a program throws an exception, you must first understand the nature of the <text:span text:style-name="Emphasis"><text:span text:style-name="T17">program</text:span></text:span><text:span text:style-name="T20"> </text:span><text:span text:style-name="Emphasis"><text:span text:style-name="T17">stack</text:span></text:span>, sometimes called the <text:span text:style-name="Emphasis"><text:span text:style-name="T17">execution</text:span></text:span><text:span text:style-name="T20"> </text:span><text:span text:style-name="Emphasis"><text:span text:style-name="T17">stack</text:span></text:span>. Procedural and similar languages use a stack at runtime to keep track of function calls, function arguments, and local variables. The C++ stack also helps keep track of exception handlers.</text:p>
      <text:p text:style-name="Text_20_body">
<text:span text:style-name="T2">When a program calls a function, the program pushes a </text:span>
<text:span text:style-name="Emphasis">
<text:span text:style-name="T18">frame</text:span>
</text:span>
<text:span text:style-name="T2"> onto the stack. The frame has information such as the instruction pointer and other registers, arguments to the function, and possibly some memory for the function’s return value. When a function starts, it might set aside some memory on the stack for local variables. Each local scope pushes a new frame onto the stack. (The compiler might be able to optimize away a physical frame for some local scopes, or even an entire function. Conceptually, however, the following applies.)</text:span>
</text:p>
      <text:p text:style-name="P5">While a function executes, it typically constructs a variety of objects: function arguments, local variables, temporary objects, and so on. The compiler keeps track of all the objects the function must create, so it can properly destroy them when the function returns. Local objects are destroyed in the opposite order of their creation.</text:p>
      <text:p text:style-name="P5">Frames are dynamic, that is, they represent function calls and the flow of control in a program, not the static representation of source code. Thus, a function can call itself, and each call results in a new frame on the stack, and each frame has its own copy of all the function arguments and local variables.</text:p>
      <text:p text:style-name="Text_20_body">
<text:span text:style-name="T2">When a program throws an exception, the normal flow of control stops, and the C++ exception-handling mechanism takes over. The exception object is copied to a safe place, off the execution stack. The exception-handling code looks through the stack for a </text:span>
<text:span text:style-name="Code_20_Inline">
<text:span text:style-name="T2">try</text:span>
</text:span>
<text:span text:style-name="T2"> statement. When it finds a </text:span>
<text:span text:style-name="Code_20_Inline">
<text:span text:style-name="T2">try</text:span>
</text:span>
<text:span text:style-name="T2"> statement, it checks the types for each handler in turn, looking for a match. If it doesn’t find a match, it looks for the next </text:span>
<text:span text:style-name="Code_20_Inline">
<text:span text:style-name="T2">try</text:span>
</text:span>
<text:span text:style-name="T2"> statement, farther back in the stack. It keeps looking until it finds a matching handler or it runs out of frames to search.</text:span>
</text:p>
      <text:p text:style-name="Text_20_body">
<text:span text:style-name="T2">When it finds a match, it pops frames off the execution stack, calling destructors for all local objects in each popped frame, and continues to pop frames until it reaches the handler. Popping frames from the stack is also called </text:span>
<text:span text:style-name="Emphasis">
<text:span text:style-name="T18">unwinding</text:span>
</text:span>
<text:span text:style-name="T2"> the stack.</text:span>
</text:p>
      <text:p text:style-name="Text_20_body">
<text:span text:style-name="T2">After unwinding the stack, the exception object initializes the handler’s exception object, and then the </text:span>
<text:span text:style-name="Code_20_Inline">
<text:span text:style-name="T2">catch</text:span>
</text:span>
<text:span text:style-name="T2"> body is executed. After the </text:span>
<text:span text:style-name="Code_20_Inline">
<text:span text:style-name="T2">catch</text:span>
</text:span>
<text:span text:style-name="T2"> body exits normally, the exception object is freed, and execution continues with the statement that follows the end of the last sibling </text:span>
<text:span text:style-name="Code_20_Inline">
<text:span text:style-name="T2">catch</text:span>
</text:span>
<text:span text:style-name="T2"> block.</text:span>
</text:p>
      <text:p text:style-name="Text_20_body">
<text:span text:style-name="T2">If the handler throws an exception, the search for a matching handler starts anew. A handler cannot handle an exception that it throws, nor can any of its sibling handlers in the same </text:span>
<text:span text:style-name="Code_20_Inline">
<text:span text:style-name="T2">try</text:span>
</text:span>
<text:span text:style-name="T2"> statement.</text:span>
</text:p>
      <text:p text:style-name="Text_20_body">
<text:span text:style-name="T2">If no handler matches the exception object’s type, the </text:span>
<text:span text:style-name="Code_20_Inline">
<text:span text:style-name="T2">std::terminate</text:span>
</text:span>
<text:span text:style-name="T2"> function is called, which aborts the program. Some implementations will pop the stack and free local objects prior to calling </text:span>
<text:span text:style-name="Code_20_Inline">
<text:span text:style-name="T2">terminate</text:span>
</text:span>
<text:span text:style-name="T2">, but others won’t.</text:span>
</text:p>
      <text:p text:style-name="P5">Listing 45-4 can help you visualize what is going on inside a program when it throws and catches an exception.</text:p>
      <text:p text:style-name="Code_20_Caption"><text:soft-page-break/><text:span text:style-name="T10">Listing 45-4.</text:span> Visualizing an Exception</text:p>
      <text:p text:style-name="Code"><text:span text:style-name="T11"><text:s/></text:span>1 #include &lt;exception&gt;</text:p>
      <text:p text:style-name="Code"><text:span text:style-name="T11"><text:s/></text:span>2 #include &lt;iostream&gt;</text:p>
      <text:p text:style-name="Code"><text:span text:style-name="T11"><text:s/></text:span>3 #include &lt;string&gt;</text:p>
      <text:p text:style-name="Code"><text:span text:style-name="T11"><text:s/></text:span>4 </text:p>
      <text:p text:style-name="Code"><text:span text:style-name="T11"><text:s/></text:span>5 /// Make visual the construction and destruction of objects.</text:p>
      <text:p text:style-name="Code"><text:span text:style-name="T11"><text:s/></text:span>6 class visual</text:p>
      <text:p text:style-name="Code"><text:span text:style-name="T11"><text:s/></text:span>7 {</text:p>
      <text:p text:style-name="Code"><text:span text:style-name="T11"><text:s/></text:span>8 public:</text:p>
      <text:p text:style-name="Code"><text:span text:style-name="T11"><text:s/></text:span>9 <text:s text:c="2"/>visual(std::string const&amp; what)</text:p>
      <text:p text:style-name="Code">10 <text:s text:c="2"/>: id_{serial_}, what_{what}</text:p>
      <text:p text:style-name="Code">11 <text:s text:c="2"/>{</text:p>
      <text:p text:style-name="Code">12 <text:s text:c="4"/>++serial_;</text:p>
      <text:p text:style-name="Code">13 <text:s text:c="4"/>print("");</text:p>
      <text:p text:style-name="Code">14 <text:s text:c="2"/>}</text:p>
      <text:p text:style-name="Code">15 <text:s text:c="2"/>visual(visual const&amp; ex)</text:p>
      <text:p text:style-name="Code">16 <text:s text:c="2"/>: id_{ex.id_}, what_{ex.what_}</text:p>
      <text:p text:style-name="Code">17 <text:s text:c="2"/>{</text:p>
      <text:p text:style-name="Code">18 <text:s text:c="4"/>print("copy ");</text:p>
      <text:p text:style-name="Code">19 <text:s text:c="2"/>}</text:p>
      <text:p text:style-name="Code">20 <text:s text:c="2"/>~visual()</text:p>
      <text:p text:style-name="Code">21 <text:s text:c="2"/>{</text:p>
      <text:p text:style-name="Code">22 <text:s text:c="4"/>print("~");</text:p>
      <text:p text:style-name="Code">23 <text:s text:c="2"/>}</text:p>
      <text:p text:style-name="Code">24 <text:s text:c="2"/>void print(std::string const&amp; label)</text:p>
      <text:p text:style-name="Code">25 <text:s text:c="2"/>const</text:p>
      <text:p text:style-name="Code">26 <text:s text:c="2"/>{</text:p>
      <text:p text:style-name="Code">27 <text:s text:c="4"/>std::cout &lt;&lt; label &lt;&lt; "visual(" &lt;&lt; what_ &lt;&lt; ": " &lt;&lt; id_ &lt;&lt; ")\n";</text:p>
      <text:p text:style-name="Code">28 <text:s text:c="2"/>}</text:p>
      <text:p text:style-name="Code">29 private:</text:p>
      <text:p text:style-name="Code">30 <text:s text:c="2"/>static int serial_;</text:p>
      <text:p text:style-name="Code">31 <text:s text:c="2"/>int const id_;</text:p>
      <text:p text:style-name="Code">32 <text:s text:c="2"/>std::string const what_;</text:p>
      <text:p text:style-name="Code">33 };</text:p>
      <text:p text:style-name="Code">34 </text:p>
      <text:p text:style-name="Code">35 int visual::serial_{0};</text:p>
      <text:p text:style-name="Code">36 </text:p>
      <text:p text:style-name="Code">37 void count_down(int n)</text:p>
      <text:p text:style-name="Code">38 {</text:p>
      <text:p text:style-name="Code">39 <text:s text:c="2"/>std::cout &lt;&lt; "start count_down(" &lt;&lt; n &lt;&lt; ")\n";</text:p>
      <text:p text:style-name="Code">40 <text:s text:c="2"/>visual v{"count_down local"};</text:p>
      <text:p text:style-name="Code">41 <text:s text:c="2"/>try</text:p>
      <text:p text:style-name="Code">42 <text:s text:c="2"/>{</text:p>
      <text:p text:style-name="Code">43 <text:s text:c="4"/>if (n == 3)</text:p>
      <text:p text:style-name="Code">44 <text:s text:c="6"/>throw visual("exception");</text:p>
      <text:p text:style-name="Code">45 <text:s text:c="4"/>else if (n &gt; 0)</text:p>
      <text:p text:style-name="Code">46 <text:s text:c="6"/>count_down(n - 1);</text:p>
      <text:p text:style-name="Code">47 <text:s text:c="2"/>}</text:p>
      <text:p text:style-name="Code">48 <text:s text:c="2"/>catch (visual ex)</text:p>
      <text:p text:style-name="Code">49 <text:s text:c="2"/>{</text:p>
      <text:p text:style-name="Code">50 <text:s text:c="4"/>ex.print("catch ");</text:p>
      <text:p text:style-name="Code">51 <text:s text:c="4"/>throw;</text:p>
      <text:p text:style-name="Code">52 <text:s text:c="2"/>}</text:p>
      <text:p text:style-name="Code">53 <text:s text:c="2"/>std::cout &lt;&lt; "end count_down(" &lt;&lt; n &lt;&lt; ")\n";</text:p>
      <text:p text:style-name="Code">54 }</text:p>
      <text:p text:style-name="Code">55 </text:p>
      <text:p text:style-name="Code"><text:soft-page-break/>56 int main()</text:p>
      <text:p text:style-name="Code">57 {</text:p>
      <text:p text:style-name="Code">58 <text:s text:c="2"/>try</text:p>
      <text:p text:style-name="Code">59 <text:s text:c="2"/>{</text:p>
      <text:p text:style-name="Code">60 <text:s text:c="4"/>count_down(2);</text:p>
      <text:p text:style-name="Code">61 <text:s text:c="4"/>count_down(4);</text:p>
      <text:p text:style-name="Code">62 <text:s text:c="2"/>}</text:p>
      <text:p text:style-name="Code">63 <text:s text:c="2"/>catch (visual const ex)</text:p>
      <text:p text:style-name="Code">64 <text:s text:c="2"/>{</text:p>
      <text:p text:style-name="Code">65 <text:s text:c="4"/>ex.print("catch ");</text:p>
      <text:p text:style-name="Code">66 <text:s text:c="2"/>}</text:p>
      <text:p text:style-name="Code">67 <text:s text:c="2"/>std::cout &lt;&lt; "All done!\n";</text:p>
      <text:p text:style-name="Code">68 }</text:p>
      <text:p text:style-name="Text_20_body">
<text:span text:style-name="T2">The </text:span>
<text:span text:style-name="Code_20_Inline">
<text:span text:style-name="T2">visual</text:span>
</text:span>
<text:span text:style-name="T2"> class helps show when and how objects are constructed, copied, and destroyed. The </text:span>
<text:span text:style-name="Code_20_Inline">
<text:span text:style-name="T2">count_down</text:span>
</text:span>
<text:span text:style-name="T2"> function throws an exception when its argument equals 3, and it calls itself when its argument is positive. The recursion stops for non-positive arguments. To help you see function calls, it prints the argument upon entry to and exit from the function.</text:span>
</text:p>
      <text:p text:style-name="Text_20_body">
<text:span text:style-name="T2">The first call to </text:span>
<text:span text:style-name="Code_20_Inline">
<text:span text:style-name="T2">count_down</text:span>
</text:span>
<text:span text:style-name="T2"> does not trigger the exception, so you should see normal creation and destruction of the local </text:span>
<text:span text:style-name="Code_20_Inline">
<text:span text:style-name="T2">visual</text:span>
</text:span>
<text:span text:style-name="T2"> object. </text:span>
<text:span text:style-name="Strong_20_Emphasis">
<text:span text:style-name="T22">Write exactly what the program should print as a result of line 60 (</text:span>
</text:span>
<text:span text:style-name="Strong_20_Emphasis">
<text:span text:style-name="T23">count_down(2)</text:span>
</text:span>
<text:span text:style-name="Strong_20_Emphasis">
<text:span text:style-name="T22">):</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oft-page-break/>
<text:span text:style-name="T2">The next call to </text:span>
<text:span text:style-name="Code_20_Inline">
<text:span text:style-name="T2">count_down</text:span>
</text:span>
<text:span text:style-name="T2"> from </text:span>
<text:span text:style-name="Code_20_Inline">
<text:span text:style-name="T2">main</text:span>
</text:span>
<text:span text:style-name="T2"> (line 61) allows </text:span>
<text:span text:style-name="Code_20_Inline">
<text:span text:style-name="T2">count_down</text:span>
</text:span>
<text:span text:style-name="T2"> to recurse once before throwing an exception. So </text:span>
<text:span text:style-name="Code_20_Inline">
<text:span text:style-name="T2">count_down(4)</text:span>
</text:span>
<text:span text:style-name="T2"> calls </text:span>
<text:span text:style-name="Code_20_Inline">
<text:span text:style-name="T2">count_down(3)</text:span>
</text:span>
<text:span text:style-name="T2">. The local object, </text:span>
<text:span text:style-name="Code_20_Inline">
<text:span text:style-name="T2">v</text:span>
</text:span>
<text:span text:style-name="T2">, is constructed inside </text:span>
<text:span text:style-name="Code_20_Inline">
<text:span text:style-name="T2">count_down(4)</text:span>
</text:span>
<text:span text:style-name="T2">, and a new instance of </text:span>
<text:span text:style-name="Code_20_Inline">
<text:span text:style-name="T2">v</text:span>
</text:span>
<text:span text:style-name="T2"> is constructed inside </text:span>
<text:span text:style-name="Code_20_Inline">
<text:span text:style-name="T2">count_down(3)</text:span>
</text:span>
<text:span text:style-name="T2">. Then the exception object is created and thrown. (See Figure 45-1.)</text:span>
</text:p>
      <text:p text:style-name="P7">
<draw:frame draw:style-name="fr1" draw:name="Picture 1" text:anchor-type="as-char" svg:y="0in" svg:width="2.9508in" svg:height="2.3555in" draw:z-index="1">
<draw:image xlink:href="Pictures/200000090000270A00001F20D2BCE644.wmf" xlink:type="simple" xlink:show="embed" xlink:actuate="onLoad"/>
</draw:frame>
</text:p>
      <text:p text:style-name="P8"/>
      <text:p text:style-name="Figure_20_Caption"><text:span text:style-name="T10">Figure 45-1.</text:span> Program stack when the exception is thrown</text:p>
      <text:p text:style-name="Text_20_body">
<text:span text:style-name="T2">The exception is caught inside </text:span>
<text:span text:style-name="Code_20_Inline">
<text:span text:style-name="T2">count_down</text:span>
</text:span>
<text:span text:style-name="T2">, so its frame is not popped. The exception object is then copied to </text:span>
<text:span text:style-name="Code_20_Inline">
<text:span text:style-name="T2">ex</text:span>
</text:span>
<text:span text:style-name="T2"> (line 48), and the exception handler begins. It prints a message and then rethrows the original exception object (line 51). The exception-handling mechanism treats this exception the same way it treats any other: the </text:span>
<text:span text:style-name="Code_20_Inline">
<text:span text:style-name="T2">try</text:span>
</text:span>
<text:span text:style-name="T2"> statement’s frame is popped, and then the </text:span>
<text:span text:style-name="Code_20_Inline">
<text:span text:style-name="T2">count_down</text:span>
</text:span>
<text:span text:style-name="T2"> function’s frame is popped. Local objects are destroyed (including </text:span>
<text:span text:style-name="Code_20_Inline">
<text:span text:style-name="T2">ex</text:span>
</text:span>
<text:span text:style-name="T2"> and </text:span>
<text:span text:style-name="Code_20_Inline">
<text:span text:style-name="T2">v</text:span>
</text:span>
<text:span text:style-name="T2">). The final statement in </text:span>
<text:span text:style-name="Code_20_Inline">
<text:span text:style-name="T2">count_down</text:span>
</text:span>
<text:span text:style-name="T2"> does not execute.</text:span>
</text:p>
      <text:p text:style-name="Text_20_body"><text:span text:style-name="T2">The stack is unwound, and the </text:span><text:span text:style-name="Code_20_Inline"><text:span text:style-name="T2">try</text:span></text:span><text:span text:style-name="T2"> statement inside the call to </text:span><text:span text:style-name="Code_20_Inline"><text:span text:style-name="T2">count_down(4)</text:span></text:span><text:span text:style-name="T2"> is found, and once again, the exception object is copied to a new instance of </text:span><text:span text:style-name="Code_20_Inline"><text:span text:style-name="T2">ex</text:span></text:span><text:span text:style-name="T2">. </text:span>(See Figure 45-2.) <text:span text:style-name="T2">The exception handler prints a message, and rethrows the original exception. The </text:span><text:span text:style-name="Code_20_Inline"><text:span text:style-name="T2">count_down(4)</text:span></text:span><text:span text:style-name="T2"> frame is popped, returning control to the </text:span><text:span text:style-name="Code_20_Inline"><text:span text:style-name="T2">try</text:span></text:span><text:span text:style-name="T2"> statement in </text:span><text:span text:style-name="Code_20_Inline"><text:span text:style-name="T2">main</text:span></text:span><text:span text:style-name="T2">. Again, the final statement in </text:span><text:span text:style-name="Code_20_Inline"><text:span text:style-name="T2">count_down</text:span></text:span><text:span text:style-name="T2"> does not execute.</text:span></text:p>
      <text:p text:style-name="P7">
<draw:frame draw:style-name="fr1" draw:name="Picture 2" text:anchor-type="as-char" svg:y="0in" svg:width="1.3618in" svg:height="0.9264in" draw:z-index="2">
<draw:image xlink:href="Pictures/200000090000121300000C436F5A14BB.wmf" xlink:type="simple" xlink:show="embed" xlink:actuate="onLoad"/>
</draw:frame>
</text:p>
      <text:p text:style-name="P8"/>
      <text:p text:style-name="Figure_20_Caption"><text:span text:style-name="T10">Figure 45-2.</text:span> Program stack after rethrowing exception</text:p>
      <text:p text:style-name="Text_20_body">
<text:span text:style-name="T2">The exception handler in </text:span>
<text:span text:style-name="Code_20_Inline">
<text:span text:style-name="T2">main</text:span>
</text:span>
<text:span text:style-name="T2"> gets its turn, and this handler prints the exception object one last time (line 63). After the handler prints a message, and the </text:span>
<text:span text:style-name="Code_20_Inline">
<text:span text:style-name="T2">catch</text:span>
</text:span>
<text:span text:style-name="T2"> body reaches its end, the local exception object </text:span>
<text:soft-page-break/>
<text:span text:style-name="T2">and the original exception object are destroyed. Execution then continues normally on line 67. The final output is:</text:span>
</text:p>
      <text:p text:style-name="Results">start count_down(2)</text:p>
      <text:p text:style-name="Results">visual(count_down local: 0)</text:p>
      <text:p text:style-name="Results">start count_down(1)</text:p>
      <text:p text:style-name="Results">visual(count_down local: 1)</text:p>
      <text:p text:style-name="Results">start count_down(0)</text:p>
      <text:p text:style-name="Results">visual(count_down local: 2)</text:p>
      <text:p text:style-name="Results">end count_down(0)</text:p>
      <text:p text:style-name="Results">~visual(count_down local: 2)</text:p>
      <text:p text:style-name="Results">end count_down(1)</text:p>
      <text:p text:style-name="Results">~visual(count_down local: 1)</text:p>
      <text:p text:style-name="Results">end count_down(2)</text:p>
      <text:p text:style-name="Results">~visual(count_down local: 0)</text:p>
      <text:p text:style-name="Results">start count_down(4)</text:p>
      <text:p text:style-name="Results">visual(count_down local: 3)</text:p>
      <text:p text:style-name="Results">start count_down(3)</text:p>
      <text:p text:style-name="Results">visual(count_down local: 4)</text:p>
      <text:p text:style-name="Results">visual(exception: 5)</text:p>
      <text:p text:style-name="Results">copy visual(exception: 5)</text:p>
      <text:p text:style-name="Results">catch visual(exception: 5)</text:p>
      <text:p text:style-name="Results">~visual(exception: 5)</text:p>
      <text:p text:style-name="Results">~visual(count_down local: 4)</text:p>
      <text:p text:style-name="Results">copy visual(exception: 5)</text:p>
      <text:p text:style-name="Results">catch visual(exception: 5)</text:p>
      <text:p text:style-name="Results">~visual(exception: 5)</text:p>
      <text:p text:style-name="Results"><text:soft-page-break/>~visual(count_down local: 3)</text:p>
      <text:p text:style-name="Results">copy visual(exception: 5)</text:p>
      <text:p text:style-name="Results">catch visual(exception: 5)</text:p>
      <text:p text:style-name="Results">~visual(exception: 5)</text:p>
      <text:p text:style-name="Results">~visual(exception: 5)</text:p>
      <text:p text:style-name="Results">All done!</text:p>
      <text:h text:style-name="Heading_20_1" text:outline-level="1">Standard Exceptions</text:h>
      <text:p text:style-name="Body_20_Text_20_First">The standard library defines several standard exception types. The base class, <text:span text:style-name="Code_20_Inline">exception</text:span>, is declared in the <text:span text:style-name="Code_20_Inline">&lt;exception&gt;</text:span> header. Most of the other exception classes are defined in the <text:span text:style-name="Code_20_Inline">&lt;stdexcept&gt;</text:span> header. If you want to define your own exception class, I recommend deriving it from one of the standard exceptions in <text:span text:style-name="Code_20_Inline">&lt;stdexcept&gt;</text:span>.</text:p>
      <text:p text:style-name="Text_20_body">
<text:span text:style-name="T2">The standard exceptions are divided into two categories (with two base classes that derive directly from </text:span>
<text:span text:style-name="Code_20_Inline">
<text:span text:style-name="T2">exception</text:span>
</text:span>
<text:span text:style-name="T2">):</text:span>
</text:p>
      <text:list xml:id="list2475958021076969470" text:style-name="WW8Num1">
        <text:list-item>
          <text:p text:style-name="P9">Runtime errors (<text:span text:style-name="Code_20_Inline">std::runtime_error</text:span>) are exceptions that you cannot detect or prevent merely by examining the source code. They arise from conditions that you can anticipate, but not prevent.</text:p>
        </text:list-item>
        <text:list-item>
          <text:p text:style-name="P9">Logical errors (<text:span text:style-name="Code_20_Inline">std::logic_error</text:span>) are the result of programmer error. They represent violations of preconditions, invalid function arguments, and other errors that the programmer should prevent in code.</text:p>
        </text:list-item>
      </text:list>
      <text:p text:style-name="Text_20_body">
<text:span text:style-name="T2">The other standard exception classes in </text:span>
<text:span text:style-name="Code_20_Inline">
<text:span text:style-name="T2">&lt;stdexcept&gt;</text:span>
</text:span>
<text:span text:style-name="T2"> derive from these two. Most standard library exceptions are logic errors. For example, </text:span>
<text:span text:style-name="Code_20_Inline">
<text:span text:style-name="T2">out_of_range</text:span>
</text:span>
<text:span text:style-name="T2"> inherits from </text:span>
<text:span text:style-name="Code_20_Inline">
<text:span text:style-name="T2">logic_error</text:span>
</text:span>
<text:span text:style-name="T2">. The </text:span>
<text:span text:style-name="Code_20_Inline">
<text:span text:style-name="T2">at</text:span>
</text:span>
<text:span text:style-name="T2"> member function (and others) throws </text:span>
<text:span text:style-name="Code_20_Inline">
<text:span text:style-name="T2">out_of_range</text:span>
</text:span>
<text:span text:style-name="T2"> when the index is out of range. After all, you should check indices and sizes to be sure your vector and string usage are correct, and not rely on exceptions. The exceptions are there to provide clean, orderly shutdown of your program when you do make a mistake (and we all make mistakes).</text:span>
</text:p>
      <text:p text:style-name="Text_20_body">
<text:span text:style-name="T2">Your library reference tells you which functions throw which exceptions, such as </text:span>
<text:span text:style-name="Code_20_Inline">
<text:span text:style-name="T2">at</text:span>
</text:span>
<text:span text:style-name="T2"> can throw </text:span>
<text:span text:style-name="Code_20_Inline">
<text:span text:style-name="T2">out_of_range</text:span>
</text:span>
<text:span text:style-name="T2">. Many function might throw other, undocumented exceptions, too, depending on the library’s and compiler’s implementation. In general, however, the standard library uses few exceptions. Instead, most of the library yields undefined behavior when you provide bad input. The I/O streams do not ordinarily throw any exceptions, but you arrange for them to throw exceptions when bad errors happen, as I explain in the next section.</text:span>
</text:p>
      <text:h text:style-name="Heading_20_1" text:outline-level="1">I/O Exceptions</text:h>
      <text:p text:style-name="Body_20_Text_20_First">You learned about I/O stream state bits in Exploration 31. State bits are important, but checking them repeatedly is cumbersome. In particular, many programs fail to check the state bits of output streams, <text:soft-page-break/>especially when writing to the standard output. That’s just plain, old-fashioned laziness. Fortunately, C++ offers an avenue for programmers to gain I/O safety without much extra work: the stream can throw an exception when I/O fails.</text:p>
      <text:p text:style-name="Text_20_body">
<text:span text:style-name="T2">In addition to state bits, each stream also has an </text:span>
<text:span text:style-name="Emphasis">
<text:span text:style-name="T18">exception</text:span>
</text:span>
<text:span text:style-name="T19"> </text:span>
<text:span text:style-name="Emphasis">
<text:span text:style-name="T18">mask</text:span>
</text:span>
<text:span text:style-name="T2">. The exception mask tells the stream to throw an exception if a corresponding state bit changes value. For example, you could set </text:span>
<text:span text:style-name="Code_20_Inline">
<text:span text:style-name="T2">badbit</text:span>
</text:span>
<text:span text:style-name="T2"> in the </text:span>
<text:span text:style-name="T2">exception mask, and never write an explicit check for this unlikely occurrence. If a serious I/O error were to occur, causing </text:span>
<text:span text:style-name="Code_20_Inline">
<text:span text:style-name="T2">badbit</text:span>
</text:span>
<text:span text:style-name="T2"> to become set, the stream would throw an exception. You can write a handler at a high level to catch the exception and terminate the program cleanly, as shown in Listing 45-5.</text:span>
</text:p>
      <text:p text:style-name="Code_20_Caption"><text:span text:style-name="T10">Listing 45-5.</text:span> Using an I/O Stream Exception Mask</text:p>
      <text:p text:style-name="Code">#include &lt;iostream&gt;</text:p>
      <text:p text:style-name="Code"/>
      <text:p text:style-name="Code">int main()</text:p>
      <text:p text:style-name="Code">{</text:p>
      <text:p text:style-name="Code"><text:span text:style-name="T11"><text:s text:c="2"/></text:span>std::cin.exceptions(std::ios_base::badbit);</text:p>
      <text:p text:style-name="Code"><text:span text:style-name="T11"><text:s text:c="2"/></text:span>std::cout.exceptions(std::ios_base::badbit);</text:p>
      <text:p text:style-name="Code"/>
      <text:p text:style-name="Code"><text:span text:style-name="T11"><text:s text:c="2"/></text:span>int x{};</text:p>
      <text:p text:style-name="Code"><text:span text:style-name="T11"><text:s text:c="2"/></text:span>try</text:p>
      <text:p text:style-name="Code"><text:span text:style-name="T11"><text:s text:c="2"/></text:span>{</text:p>
      <text:p text:style-name="Code"><text:span text:style-name="T11"><text:s text:c="4"/></text:span>while (std::cin &gt;&gt; x)</text:p>
      <text:p text:style-name="Code"><text:span text:style-name="T11"><text:s text:c="6"/></text:span>std::cout &lt;&lt; x &lt;&lt; '\n';</text:p>
      <text:p text:style-name="Code"><text:span text:style-name="T11"><text:s text:c="4"/></text:span>if (not std::cin.eof()) // failure without eof means invalid input</text:p>
      <text:p text:style-name="Code"><text:span text:style-name="T11"><text:s text:c="6"/></text:span>std::cerr &lt;&lt; "Invalid integer input. Program terminated.\n";</text:p>
      <text:p text:style-name="Code"><text:span text:style-name="T11"><text:s text:c="2"/></text:span>}</text:p>
      <text:p text:style-name="Code"><text:span text:style-name="T11"><text:s text:c="2"/></text:span>catch(std::ios_base::failure const&amp; ex)</text:p>
      <text:p text:style-name="Code"><text:span text:style-name="T11"><text:s text:c="2"/></text:span>{</text:p>
      <text:p text:style-name="Code"><text:span text:style-name="T11"><text:s text:c="4"/></text:span>std::cerr &lt;&lt; "Major I/O failure! Program terminated.\n";</text:p>
      <text:p text:style-name="Code"><text:span text:style-name="T11"><text:s text:c="4"/></text:span>std::terminate();</text:p>
      <text:p text:style-name="Code"><text:span text:style-name="T11"><text:s text:c="2"/></text:span>}</text:p>
      <text:p text:style-name="Code">}</text:p>
      <text:p text:style-name="Text_20_body">
<text:span text:style-name="T2">As you can see, the exception class is named </text:span>
<text:span text:style-name="Code_20_Inline">
<text:span text:style-name="T2">std::ios_base::failure</text:span>
</text:span>
<text:span text:style-name="T2">. Also note a new output stream: </text:span>
<text:span text:style-name="Code_20_Inline">
<text:span text:style-name="T2">std::cerr</text:span>
</text:span>
<text:span text:style-name="T2">. The </text:span>
<text:span text:style-name="Code_20_Inline">
<text:span text:style-name="T2">&lt;iostream&gt;</text:span>
</text:span>
<text:span text:style-name="T2"> header actually declares several standard I/O streams. So far, I’ve used only </text:span>
<text:span text:style-name="Code_20_Inline">
<text:span text:style-name="T2">cin</text:span>
</text:span>
<text:span text:style-name="T2"> and </text:span>
<text:span text:style-name="Code_20_Inline">
<text:span text:style-name="T2">cout</text:span>
</text:span>
<text:span text:style-name="T2"> because that’s all we’ve needed. The </text:span>
<text:span text:style-name="Code_20_Inline">
<text:span text:style-name="T2">cerr</text:span>
</text:span>
<text:span text:style-name="T2"> stream is an output stream dedicated to error output. In this case, separating normal output (to </text:span>
<text:span text:style-name="Code_20_Inline">
<text:span text:style-name="T2">cout</text:span>
</text:span>
<text:span text:style-name="T2">) from error output (to </text:span>
<text:span text:style-name="Code_20_Inline">
<text:span text:style-name="T2">cerr</text:span>
</text:span>
<text:span text:style-name="T2">) is important because </text:span>
<text:span text:style-name="Code_20_Inline">
<text:span text:style-name="T2">cout</text:span>
</text:span>
<text:span text:style-name="T2"> might have a fatal error (say, a disk is full), so any attempt to write an error message to </text:span>
<text:span text:style-name="Code_20_Inline">
<text:span text:style-name="T2">cout</text:span>
</text:span>
<text:span text:style-name="T2"> would be futile. Instead, the program writes the message to </text:span>
<text:span text:style-name="Code_20_Inline">
<text:span text:style-name="T2">cerr</text:span>
</text:span>
<text:span text:style-name="T24">.</text:span>
<text:span text:style-name="T2"> There’s no guarantee that writing to </text:span>
<text:span text:style-name="Code_20_Inline">
<text:span text:style-name="T2">cerr</text:span>
</text:span>
<text:span text:style-name="T2"> would work, but at least there’s a chance, for example, the user might redirect the standard output to a file (and thereby risk encountering a disk-full error), while allowing the error output to appear on a console.</text:span>
</text:p>
      <text:p text:style-name="Text_20_body">
<text:span text:style-name="T2">Recall that when an input stream reaches the end of the input, it sets </text:span>
<text:span text:style-name="Code_20_Inline">
<text:span text:style-name="T2">eofbit</text:span>
</text:span>
<text:span text:style-name="T2"> in its state mask. Although you can also set this bit in the exceptions mask, I can’t see any reason why you would want to. If an input operation does not read anything useful from the stream, the stream sets </text:span>
<text:span text:style-name="Code_20_Inline">
<text:span text:style-name="T2">failbit</text:span>
</text:span>
<text:span text:style-name="T2">. The most common reasons that the stream might not read anything is end of file (</text:span>
<text:span text:style-name="Code_20_Inline">
<text:span text:style-name="T2">eofbit</text:span>
</text:span>
<text:span text:style-name="T2"> is set) or an input formatting error (e.g., text in the input stream when the program tries to read a number). Again, it’s possible to set </text:span>
<text:span text:style-name="Code_20_Inline">
<text:span text:style-name="T2">failbit</text:span>
</text:span>
<text:span text:style-name="T2"> in the exception mask, but most programs rely on ordinary program logic to test the state of an input stream. Exceptions are for exceptional conditions, and end-of-file is a normal occurrence when reading from a stream.</text:span>
</text:p>
      <text:p text:style-name="Text_20_body">
<text:soft-page-break/>
<text:span text:style-name="T2">The loop ends when </text:span>
<text:span text:style-name="Code_20_Inline">
<text:span text:style-name="T2">failbit</text:span>
</text:span>
<text:span text:style-name="T2"> is set, but you need to test further to discover whether </text:span>
<text:span text:style-name="Code_20_Inline">
<text:span text:style-name="T2">failbit</text:span>
</text:span>
<text:span text:style-name="T2"> is set because of a normal end-of-file condition or because of malformed input. If </text:span>
<text:span text:style-name="Code_20_Inline">
<text:span text:style-name="T2">eofbit</text:span>
</text:span>
<text:span text:style-name="T2"> is also set, you know the stream is at its end. Otherwise, </text:span>
<text:span text:style-name="Code_20_Inline">
<text:span text:style-name="T2">failbit</text:span>
</text:span>
<text:span text:style-name="T2"> must be due to malformed input.</text:span>
</text:p>
      <text:p text:style-name="Text_20_body">
<text:span text:style-name="T2">As you can see, exceptions are not the solution for every error situation. Thus, </text:span>
<text:span text:style-name="Code_20_Inline">
<text:span text:style-name="T2">badbit</text:span>
</text:span>
<text:span text:style-name="T2"> is the only bit in the exception mask that makes sense for most programs, especially for input streams. An output stream </text:span>
<text:span text:style-name="T2">sets </text:span>
<text:span text:style-name="Code_20_Inline">
<text:span text:style-name="T2">failbit</text:span>
</text:span>
<text:span text:style-name="T2"> if it cannot write the entire value to the stream. Usually, such a failure occurs because of an I/O error that sets </text:span>
<text:span text:style-name="Code_20_Inline">
<text:span text:style-name="T2">badbit</text:span>
</text:span>
<text:span text:style-name="T2">, but it’s at least theoretically possible for output failure to set </text:span>
<text:span text:style-name="Code_20_Inline">
<text:span text:style-name="T2">failbit</text:span>
</text:span>
<text:span text:style-name="T2"> without also setting </text:span>
<text:span text:style-name="Code_20_Inline">
<text:span text:style-name="T2">badbit</text:span>
</text:span>
<text:span text:style-name="T2">. In most situations, any output failure is cause for alarm, so you might want to throw an exception for </text:span>
<text:span text:style-name="Code_20_Inline">
<text:span text:style-name="T2">failbit</text:span>
</text:span>
<text:span text:style-name="T2"> with output streams and </text:span>
<text:span text:style-name="Code_20_Inline">
<text:span text:style-name="T2">badbit</text:span>
</text:span>
<text:span text:style-name="T2"> with input streams:</text:span>
</text:p>
      <text:p text:style-name="Code">std::cin.exceptions(std::ios_base::badbit);</text:p>
      <text:p text:style-name="Code">std::cout.exceptions(std::ios_base::failbit);</text:p>
      <text:h text:style-name="Heading_20_1" text:outline-level="1">Custom Exceptions</text:h>
      <text:p text:style-name="Body_20_Text_20_First">Exceptions simplify coding by removing exceptional conditions from the main flow of control. You can and should use exceptions for many <text:change text:change-id="ct117346912"/>error situations. For example, the <text:span text:style-name="Code_20_Inline">rational</text:span> class (most recently appearing in Exploration 40) has, so far, completely avoided the issue of division by zero. A better solution than invoking undefined behavior (which is what happens when you divide by zero) is to throw an exception anytime the denominator is zero. Define your own exception class by deriving from one of the standard exception base classes, as shown in Listing 45-6. By defining your own exception class, any user of <text:span text:style-name="Code_20_Inline">rational</text:span> can easily distinguish its exceptions from other exceptions.</text:p>
      <text:p text:style-name="Code_20_Caption"><text:span text:style-name="T10">Listing 45-6.</text:span> Throwing an Exception for a Zero Denominator</text:p>
      <text:p text:style-name="Code">#ifndef RATIONAL_HPP_</text:p>
      <text:p text:style-name="Code">#define RATIONAL_HPP_</text:p>
      <text:p text:style-name="Code"/>
      <text:p text:style-name="Code">#include &lt;stdexcept&gt;</text:p>
      <text:p text:style-name="Code">#include &lt;string&gt;</text:p>
      <text:p text:style-name="Code"/>
      <text:p text:style-name="Code">class rational</text:p>
      <text:p text:style-name="Code">{</text:p>
      <text:p text:style-name="Code">public:</text:p>
      <text:p text:style-name="Code"><text:span text:style-name="T11"><text:s text:c="2"/></text:span>class zero_denominator : public std::logic_error</text:p>
      <text:p text:style-name="Code"><text:span text:style-name="T11"><text:s text:c="2"/></text:span>{</text:p>
      <text:p text:style-name="Code"><text:span text:style-name="T11"><text:s text:c="2"/></text:span>public:</text:p>
      <text:p text:style-name="Code"><text:span text:style-name="T11"><text:s text:c="4"/></text:span>zero_denominator(std::string const&amp; what_arg) : logic_error{what_arg} {}</text:p>
      <text:p text:style-name="Code"><text:span text:style-name="T11"><text:s text:c="2"/></text:span>};</text:p>
      <text:p text:style-name="Code"/>
      <text:p text:style-name="Code"><text:span text:style-name="T11"><text:s text:c="2"/></text:span>rational() : rational{0} {}</text:p>
      <text:p text:style-name="Code"><text:span text:style-name="T11"><text:s text:c="2"/></text:span>rational(int num) : numerator_{num}, denominator_{1} {}</text:p>
      <text:p text:style-name="Code"><text:span text:style-name="T11"><text:s text:c="2"/></text:span>rational(int num, int den) : numerator_{num}, denominator_{den}</text:p>
      <text:p text:style-name="Code"><text:span text:style-name="T11"><text:s text:c="2"/></text:span>{</text:p>
      <text:p text:style-name="Code"><text:span text:style-name="T11"><text:s text:c="4"/></text:span>if (denominator_ == 0)</text:p>
      <text:p text:style-name="Code"><text:span text:style-name="T11"><text:s text:c="6"/></text:span>throw zero_denominator{"zero denominator"};</text:p>
      <text:p text:style-name="Code"><text:span text:style-name="T11"><text:s text:c="4"/></text:span>reduce();</text:p>
      <text:p text:style-name="Code"><text:span text:style-name="T11"><text:s text:c="2"/></text:span>}</text:p>
      <text:p text:style-name="Code">... omitted for brevity ...</text:p>
      <text:p text:style-name="Code">};</text:p>
      <text:p text:style-name="Code">#endif</text:p>
      <text:p text:style-name="Text_20_body">
<text:soft-page-break/>
<text:span text:style-name="T2">Notice how the </text:span>
<text:span text:style-name="Code_20_Inline">
<text:span text:style-name="T2">zero_denominator</text:span>
</text:span>
<text:span text:style-name="T2"> class nests within the </text:span>
<text:span text:style-name="Code_20_Inline">
<text:span text:style-name="T2">rational</text:span>
</text:span>
<text:span text:style-name="T2"> class. The nested class is a perfectly ordinary class. It has no connection with the outer class (as with a Java inner class), except the name. The nested class gets no special access to private members in the outer class, nor does the outer class get special access to the nested class name. The usual rules for access levels determine the accessibility of the nested class. Some nested classes are private helper classes, so you would declare them in a private section </text:span>
<text:span text:style-name="T2">of the outer class definition. In this case, </text:span>
<text:span text:style-name="Code_20_Inline">
<text:span text:style-name="T2">zero_denominator</text:span>
</text:span>
<text:span text:style-name="T2"> must be public so callers can use the class in exception handlers.</text:span>
</text:p>
      <text:p text:style-name="Text_20_body">
<text:span text:style-name="T2">To use a nested class name outside the outer class, you must use the outer class and the nested class names, separated by a scope operator (</text:span>
<text:span text:style-name="Code_20_Inline">
<text:span text:style-name="T2">::</text:span>
</text:span>
<text:span text:style-name="T2">). The nested class name has no significance outside of the outer class’s scope. Thus, nested classes help avoid name collisions. They also provide clear documentation for the human reader who sees the type in an exception handler:</text:span>
</text:p>
      <text:p text:style-name="Code">catch (rational::zero_denominator const&amp; ex) {</text:p>
      <text:p text:style-name="Code"><text:span text:style-name="T11"><text:s text:c="2"/></text:span>std::cerr &lt;&lt; "zero denominator in rational number\n";</text:p>
      <text:p text:style-name="Code">}</text:p>
      <text:p text:style-name="Text_20_body">
<text:span text:style-name="Strong_20_Emphasis">
<text:span text:style-name="T22">Find all other places in the </text:span>
</text:span>
<text:span text:style-name="Strong_20_Emphasis">
<text:span text:style-name="T23">rational</text:span>
</text:span>
<text:span text:style-name="Strong_20_Emphasis">
<text:span text:style-name="T22"> class that need to check for a zero denominator, and add appropriate error-checking code to throw </text:span>
</text:span>
<text:span text:style-name="Strong_20_Emphasis">
<text:span text:style-name="T23">zero_denominator</text:span>
</text:span>
<text:span text:style-name="Strong_20_Emphasis">
<text:span text:style-name="T22">.</text:span>
</text:span>
</text:p>
      <text:p text:style-name="Text_20_body">
<text:span text:style-name="T2">All roads lead to </text:span>
<text:span text:style-name="Code_20_Inline">
<text:span text:style-name="T2">reduce()</text:span>
</text:span>
<text:span text:style-name="T2">, so one approach is to replace the assertion with a check for a zero denominator, and throw the exception there. You don’t need to modify any other functions, and even the extra check in the constructor (illustrated in Listing 45-6) is unnecessary. Listing 45-7 shows the latest implementation of </text:span>
<text:span text:style-name="Code_20_Inline">
<text:span text:style-name="T2">reduce()</text:span>
</text:span>
<text:span text:style-name="T2">.</text:span>
</text:p>
      <text:p text:style-name="Code_20_Caption"><text:span text:style-name="T10">Listing 45-7.</text:span> Checking for a Zero Denominator in <text:span text:style-name="Code_20_Inline"><text:span text:style-name="T21">reduce()</text:span></text:span></text:p>
      <text:p text:style-name="Code">void rational::reduce()</text:p>
      <text:p text:style-name="Code">{</text:p>
      <text:p text:style-name="Code"><text:span text:style-name="T11"><text:s text:c="2"/></text:span>if (denominator_ == 0)</text:p>
      <text:p text:style-name="Code"><text:span text:style-name="T11"><text:s text:c="4"/></text:span>throw zero_denominator{"denominator is zero"};</text:p>
      <text:p text:style-name="Code"><text:span text:style-name="T11"><text:s text:c="2"/></text:span>if (denominator_ &lt; 0)</text:p>
      <text:p text:style-name="Code"><text:span text:style-name="T11"><text:s text:c="2"/></text:span>{</text:p>
      <text:p text:style-name="Code"><text:span text:style-name="T11"><text:s text:c="4"/></text:span>denominator_ = -denominator_;</text:p>
      <text:p text:style-name="Code"><text:span text:style-name="T11"><text:s text:c="4"/></text:span>numerator_ = -numerator_;</text:p>
      <text:p text:style-name="Code"><text:span text:style-name="T11"><text:s text:c="2"/></text:span>}</text:p>
      <text:p text:style-name="Code"><text:span text:style-name="T11"><text:s text:c="2"/></text:span>int div{gcd(numerator_, denominator_)};</text:p>
      <text:p text:style-name="Code"><text:span text:style-name="T11"><text:s text:c="2"/></text:span>numerator_ = numerator_ / div;</text:p>
      <text:p text:style-name="Code"><text:span text:style-name="T11"><text:s text:c="2"/></text:span>denominator_ = denominator_ / div;</text:p>
      <text:p text:style-name="Code">}</text:p>
      <text:h text:style-name="Heading_20_1" text:outline-level="1">Don’t Throw Exceptions</text:h>
      <text:p text:style-name="Body_20_Text_20_First">Certain functions should never throw an exception. For example, the <text:span text:style-name="Code_20_Inline">numerator()</text:span> and <text:span text:style-name="Code_20_Inline">denominator()</text:span> functions simply return an integer. There is no way they can throw an exception. If the compiler knows that the functions never throw an exception, it can generate more efficient object code. With these specific functions, the compiler probably expands the functions inline to access the data members directly, so in theory it doesn’t matter. But maybe you decide not to make the functions inline (for any of the reasons listed in Exploration 30). You still want to be able to tell the compiler that the functions cannot throw any exceptions. Enter the <text:span text:style-name="Code_20_Inline">noexcept</text:span> qualifier.</text:p>
      <text:p text:style-name="Text_20_body">
<text:soft-page-break/>
<text:span text:style-name="T2">To tell the compiler that a function does not throw an exception, add the </text:span>
<text:span text:style-name="Code_20_Inline">
<text:span text:style-name="T2">noexcept</text:span>
</text:span>
<text:span text:style-name="T2"> qualifier after the function parameters (after </text:span>
<text:span text:style-name="Code_20_Inline">
<text:span text:style-name="T2">const</text:span>
</text:span>
<text:span text:style-name="T2"> but before </text:span>
<text:span text:style-name="Code_20_Inline">
<text:span text:style-name="T2">override</text:span>
</text:span>
<text:span text:style-name="T2">):</text:span>
</text:p>
      <text:p text:style-name="Code">int numerator() const noexcept;</text:p>
      <text:p text:style-name="Text_20_body">
<text:span text:style-name="T2">What happens if you break the contact? </text:span>
<text:span text:style-name="Strong_20_Emphasis">
<text:span text:style-name="T2">Try it.</text:span>
</text:span>
<text:span text:style-name="T2"> Write a program that calls a trivial function that is qualified as noexcept, but throws an exception. Try to catch the exception in </text:span>
<text:span text:style-name="Code_20_Inline">
<text:span text:style-name="T2">main()</text:span>
</text:span>
<text:span text:style-name="T2">. What happens?</text:span>
</text:p>
      <text:p text:style-name="Unnumbered_20_List">_____________________________________________________________</text:p>
      <text:p text:style-name="P5"/>
      <text:p text:style-name="Text_20_body">
<text:span text:style-name="T2">If your program looks anything like mine in Listing 45-8, the </text:span>
<text:span text:style-name="Code_20_Inline">
<text:span text:style-name="T2">catch</text:span>
</text:span>
<text:span text:style-name="T2"> is supposed to catch the exception, but it doesn’t. The compiler trusted </text:span>
<text:span text:style-name="Code_20_Inline">
<text:span text:style-name="T2">noexcept</text:span>
</text:span>
<text:span text:style-name="T2">, and did not generate the normal exception-handling code. As a result, when </text:span>
<text:span text:style-name="Code_20_Inline">
<text:span text:style-name="T2">function()</text:span>
</text:span>
<text:span text:style-name="T2"> throws an exception, the only thing the program can do is terminate immediately.</text:span>
</text:p>
      <text:p text:style-name="Code_20_Caption"><text:span text:style-name="T10">Listing 45-8.</text:span> Throwingf an Exception From a noexcept Function</text:p>
      <text:p text:style-name="Code">#include &lt;iostream&gt;</text:p>
      <text:p text:style-name="Code">#include &lt;exception&gt;</text:p>
      <text:p text:style-name="Code"/>
      <text:p text:style-name="Code">void function() noexcept</text:p>
      <text:p text:style-name="Code">{</text:p>
      <text:p text:style-name="Code"><text:span text:style-name="T11"><text:s text:c="2"/></text:span>throw std::exception{};</text:p>
      <text:p text:style-name="Code">}</text:p>
      <text:p text:style-name="Code"/>
      <text:p text:style-name="Code">int main()</text:p>
      <text:p text:style-name="Code">{</text:p>
      <text:p text:style-name="Code"><text:span text:style-name="T11"><text:s text:c="2"/></text:span>try {</text:p>
      <text:p text:style-name="Code"><text:span text:style-name="T11"><text:s text:c="4"/></text:span>function();</text:p>
      <text:p text:style-name="Code"><text:span text:style-name="T11"><text:s text:c="2"/></text:span>} catch (std::exception const&amp; ex) {</text:p>
      <text:p text:style-name="Code"><text:span text:style-name="T11"><text:s text:c="4"/></text:span>std::cout &lt;&lt; "Gotcha!\n";</text:p>
      <text:p text:style-name="Code"><text:span text:style-name="T11"><text:s text:c="2"/></text:span>}</text:p>
      <text:p text:style-name="Code">}<text:change text:change-id="ct109748528"/></text:p>
      <text:p text:style-name="Text_20_body">
<text:span text:style-name="T2">So you must use </text:span>
<text:span text:style-name="Code_20_Inline">
<text:span text:style-name="T2">noexcept</text:span>
</text:span>
<text:span text:style-name="T2"> judiciously. If function </text:span>
<text:span text:style-name="Code_20_Inline">
<text:span text:style-name="T2">a()</text:span>
</text:span>
<text:span text:style-name="T2"> calls only functions that are marked </text:span>
<text:span text:style-name="Code_20_Inline">
<text:span text:style-name="T2">noexcept</text:span>
</text:span>
<text:span text:style-name="T2">, the author of </text:span>
<text:span text:style-name="Code_20_Inline">
<text:span text:style-name="T2">a() </text:span>
</text:span>
<text:span text:style-name="T2">might decide to make </text:span>
<text:span text:style-name="Code_20_Inline">
<text:span text:style-name="T2">a()</text:span>
</text:span>
<text:span text:style-name="T2"> </text:span>
<text:span text:style-name="Code_20_Inline">
<text:span text:style-name="T2">noexcept</text:span>
</text:span>
<text:span text:style-name="T2">, too. But if one of those functions, say, </text:span>
<text:span text:style-name="Code_20_Inline">
<text:span text:style-name="T2">b()</text:span>
</text:span>
<text:span text:style-name="T2">, changes and is no longer </text:span>
<text:span text:style-name="Code_20_Inline">
<text:span text:style-name="T2">noexcept</text:span>
</text:span>
<text:span text:style-name="T2">, then </text:span>
<text:span text:style-name="Code_20_Inline">
<text:span text:style-name="T2">a()</text:span>
</text:span>
<text:span text:style-name="T2"> is in trouble. If </text:span>
<text:span text:style-name="Code_20_Inline">
<text:span text:style-name="T2">b()</text:span>
</text:span>
<text:span text:style-name="T2"> throws an exception, the program unceremoniously terminates. So use </text:span>
<text:span text:style-name="Code_20_Inline">
<text:span text:style-name="T2">noexcept</text:span>
</text:span>
<text:span text:style-name="T2"> only if you can guarantee that the function cannot throw an exception now and will never change in the future to throw an exception. So it is probably safe for </text:span>
<text:span text:style-name="Code_20_Inline">
<text:span text:style-name="T2">numerator()</text:span>
</text:span>
<text:span text:style-name="T2"> and </text:span>
<text:span text:style-name="Code_20_Inline">
<text:span text:style-name="T2">denominator()</text:span>
</text:span>
<text:span text:style-name="T2"> to be </text:span>
<text:span text:style-name="Code_20_Inline">
<text:span text:style-name="T2">noexcept</text:span>
</text:span>
<text:span text:style-name="T2"> in the </text:span>
<text:span text:style-name="Code_20_Inline">
<text:span text:style-name="T2">rational</text:span>
</text:span>
<text:span text:style-name="T2"> class, as well as the default and single-argument constructors, but I can’t think of any other member function that can be </text:span>
<text:span text:style-name="Code_20_Inline">
<text:span text:style-name="T2">noexcept</text:span>
</text:span>
<text:span text:style-name="T2">.</text:span>
</text:p>
      <text:h text:style-name="Heading_20_1" text:outline-level="1">Exceptional Advice</text:h>
      <text:p text:style-name="Body_20_Text_20_First">The basic mechanics of exceptions are easy to grasp, but their proper use is more difficult. The applications programmer has three distinct tasks: catching exceptions, throwing exceptions, and avoiding exceptions.</text:p>
      <text:p text:style-name="Text_20_body">
<text:soft-page-break/>
<text:span text:style-name="T2">You should write your programs to catch all exceptions, even the unexpected ones. One approach is for your </text:span>
<text:span text:style-name="Code_20_Inline">
<text:span text:style-name="T2">main</text:span>
</text:span>
<text:span text:style-name="T2"> program to have a master </text:span>
<text:span text:style-name="Code_20_Inline">
<text:span text:style-name="T2">try</text:span>
</text:span>
<text:span text:style-name="T2"> statement around the entire program body. Within the program, you might use targeted </text:span>
<text:span text:style-name="Code_20_Inline">
<text:span text:style-name="T2">try</text:span>
</text:span>
<text:span text:style-name="T2"> statements to catch specific exceptions. The closer you are to the </text:span>
<text:span text:style-name="T2">source of the exception, the more contextual information you have, and the better you can ameliorate the problem, or at least present the user with more useful messages.</text:span>
</text:p>
      <text:p text:style-name="Text_20_body">
<text:span text:style-name="T2">This outermost </text:span>
<text:span text:style-name="Code_20_Inline">
<text:span text:style-name="T2">try</text:span>
</text:span>
<text:span text:style-name="T2"> statement catches any exceptions that other statements miss. It is a last-ditch attempt to present a coherent and helpful error message before the program terminates abruptly. At a minimum, tell the user that the program is terminating because of an unexpected exception.</text:span>
</text:p>
      <text:p text:style-name="Text_20_body">
<text:span text:style-name="T2">In an event-driven program, such as a GUI application, exceptions are more problematic. The outermost </text:span>
<text:span text:style-name="Code_20_Inline">
<text:span text:style-name="T2">try</text:span>
</text:span>
<text:span text:style-name="T2"> statement shuts down the program, closing all windows. Most event handlers should have their own </text:span>
<text:span text:style-name="Code_20_Inline">
<text:span text:style-name="T2">try</text:span>
</text:span>
<text:span text:style-name="T2"> statement to handle exceptions for that particular menu pick, keystroke event, and so on.</text:span>
</text:p>
      <text:p text:style-name="Text_20_body">
<text:span text:style-name="T2">Within the body of your program, better than catching exceptions is avoiding them. Use the </text:span>
<text:span text:style-name="Code_20_Inline">
<text:span text:style-name="T2">at</text:span>
</text:span>
<text:span text:style-name="T2"> member function to access elements of a vector, but you should write the code so you are confident that the index is always valid. Index and length exceptions are signs of programmer error.</text:span>
</text:p>
      <text:p text:style-name="Text_20_body">
<text:span text:style-name="T2">When writing low-level code, throw exceptions for most error situations that should not happen or that otherwise reflect programmer error. Some error conditions are especially dangerous. For example, in the </text:span>
<text:span text:style-name="Code_20_Inline">
<text:span text:style-name="T2">rational</text:span>
</text:span>
<text:span text:style-name="T2"> class, a denominator should never be zero or negative after </text:span>
<text:span text:style-name="Code_20_Inline">
<text:span text:style-name="T2">reduce()</text:span>
</text:span>
<text:span text:style-name="T2"> returns. If a condition arises when the denominator is indeed zero or negative, the internal state of the program is corrupt. If the program were to attempt a graceful shutdown, saving all files, etc., it might end up writing bad data to the files. Better to terminate immediately, and rely on the most recent backup copy, which your program made while its state was still known to be good. Use assertions, not exceptions, for such emergencies.</text:span>
</text:p>
      <text:p text:style-name="P5">Ideally, your code should validate user input, check vector indices, and make sure all arguments to all functions are valid before calling the functions. If anything is invalid, your program can tell the user with a clear, direct message, and avoid exceptions entirely. Exceptions are a safety net when your checks fail or you forget to check for certain conditions.</text:p>
      <text:p text:style-name="P5">As a general rule, libraries should throw exceptions, not catch them. Applications tend to catch exceptions more than throw them. As programs grow more complex, I will highlight situations that call for exceptions, throwing or catching.</text:p>
      <text:p text:style-name="P5">Now that you know how to write classes, overload operators, and handle errors, you need only learn about some additional operators before you can start implementing fully functional classes of your own. The next Exploration revisits some familiar operators and introduces a few new ones.</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4"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4"/>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5 </text:span>
<text:span text:style-name="MT2"></text:span>
<text:span text:style-name="MT3"> Exceptions</text:span>
</text:p>
      </style:header>
      <style:header-left style:display="false">
        <text:p text:style-name="Header">
<text:span text:style-name="MT3">CHAPTER 45 </text:span>
<text:span text:style-name="MT2"></text:span>
<text:span text:style-name="MT3"> Exceptions</text:span>
</text:p>
      </style:header-left>
      <style:footer>
        <text:p text:style-name="MP2">
<text:page-number text:select-page="current">15</text:page-number>
</text:p>
      </style:footer>
      <style:footer-left style:display="false">
        <text:p text:style-name="Footer">
<text:page-number text:select-page="current">1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5:04:00</meta:creation-date>
    <dc:creator>Ray Lischner</dc:creator>
    <dc:date>2013-10-26T14:02:57</dc:date>
    <meta:print-date>2009-03-19T10:05:00</meta:print-date>
    <meta:editing-cycles>9</meta:editing-cycles>
    <meta:editing-duration>PT25M56S</meta:editing-duration>
    <meta:generator>LibreOffice/4.0-5$Linux_X86_64 LibreOffice_project/400m0$Build-305</meta:generator>
    <meta:document-statistic meta:table-count="0" meta:image-count="2" meta:object-count="0" meta:page-count="16" meta:paragraph-count="363" meta:word-count="5372" meta:character-count="34733" meta:non-whitespace-character-count="29171"/>
    <meta:user-defined meta:name="Chapter Number">4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